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4" style:family="paragraph" style:parent-style-name="Standard">
      <style:text-properties style:font-name="Envy Code R VS" fo:font-size="10pt" style:font-size-asian="10pt" style:font-size-complex="10pt"/>
    </style:style>
    <style:style style:name="P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8"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0"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2" style:family="paragraph" style:parent-style-name="Standard">
      <style:paragraph-properties fo:background-color="#000000">
        <style:background-image/>
      </style:paragraph-properties>
      <style:text-properties fo:color="#8ac6f2"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3" style:family="paragraph" style:parent-style-name="Standard">
      <style:paragraph-properties fo:background-color="#000000" style:text-autospace="none">
        <style:background-image/>
      </style:paragraph-properties>
      <style:text-properties fo:color="#8ac6f2" style:font-name="Envy Code R V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fo:color="#8ac6f2"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fo:font-size="10pt" style:font-size-asian="10pt" style:font-size-complex="10pt"/>
    </style:style>
    <style:style style:name="P16"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9"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0"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solid" style:text-underline-width="auto" style:text-underline-color="font-color"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3" style:family="paragraph" style:parent-style-name="Standard">
      <style:paragraph-properties fo:background-color="#000000">
        <style:background-image/>
      </style:paragraph-properties>
      <style:text-properties fo:font-size="10pt" style:font-size-asian="10pt" style:font-size-complex="10pt"/>
    </style:style>
    <style:style style:name="P34"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36"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solid" style:text-underline-width="auto" style:text-underline-color="font-color"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1" style:family="text">
      <style:text-properties style:text-underline-style="none"/>
    </style:style>
    <style:style style:name="T2"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4" style:family="text">
      <style:text-properties fo:color="#8ac6f2"/>
    </style:style>
    <style:style style:name="T5" style:family="text">
      <style:text-properties fo:color="#8ac6f2" style:font-name="Consolas" style:font-name-asian="Consolas" style:font-name-complex="Consolas"/>
    </style:style>
    <style:style style:name="T6"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7" style:family="text">
      <style:text-properties fo:color="#8ac6f2" style:font-name="Consolas" style:text-underline-style="none" style:font-name-asian="Consolas" style:font-name-complex="Consolas"/>
    </style:style>
    <style:style style:name="T8" style:family="text">
      <style:text-properties fo:color="#8ac6f2" style:font-name="Consolas" fo:font-size="11pt" style:text-underline-style="none" style:font-name-asian="Consolas" style:font-size-asian="11pt" style:font-name-complex="Consolas" style:font-size-complex="11pt"/>
    </style:style>
    <style:style style:name="T9" style:family="text">
      <style:text-properties fo:color="#8ac6f2" fo:language="zxx" fo:country="none" fo:font-style="normal" style:text-underline-style="none" style:language-asian="zxx" style:country-asian="none" style:font-style-asian="normal" style:language-complex="zxx" style:country-complex="none" style:font-style-complex="normal"/>
    </style:style>
    <style:style style:name="T10" style:family="text">
      <style:text-properties fo:color="#e8f3f6" style:font-name="Consolas" style:font-name-asian="Consolas" style:font-name-complex="Consolas"/>
    </style:style>
    <style:style style:name="T11" style:family="text">
      <style:text-properties fo:color="#e8f3f6" style:font-name="Consolas" fo:font-weight="normal" style:font-name-asian="Consolas" style:font-weight-asian="normal" style:font-name-complex="Consolas" style:font-weight-complex="normal"/>
    </style:style>
    <style:style style:name="T12"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3" style:family="text">
      <style:text-properties fo:color="#e8f3f6" style:font-name="Consolas" fo:language="zxx" fo:country="none"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14" style:family="text">
      <style:text-properties fo:color="#e8f3f6" style:font-name="Consolas" style:text-underline-style="none" style:font-name-asian="Consolas" style:font-name-complex="Consolas"/>
    </style:style>
    <style:style style:name="T15" style:family="text">
      <style:text-properties fo:color="#e8f3f6" style:font-name="Consolas" fo:font-size="11pt" style:text-underline-style="none" style:font-name-asian="Consolas" style:font-size-asian="11pt" style:font-name-complex="Consolas" style:font-size-complex="11pt"/>
    </style:style>
    <style:style style:name="T16" style:family="text">
      <style:text-properties fo:color="#e8f3f6" style:font-name-asian="Consolas" style:font-name-complex="Consolas"/>
    </style:style>
    <style:style style:name="T17" style:family="text">
      <style:text-properties fo:color="#e5786d" style:font-name="Consolas" style:font-name-asian="Consolas" style:font-name-complex="Consolas"/>
    </style:style>
    <style:style style:name="T18"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9" style:family="text">
      <style:text-properties fo:color="#e5786d" style:font-name="Consolas" style:text-underline-style="none" style:font-name-asian="Consolas" style:font-name-complex="Consolas"/>
    </style:style>
    <style:style style:name="T20" style:family="text">
      <style:text-properties fo:color="#e5786d" style:font-name="Consolas" fo:font-size="11pt" style:text-underline-style="none" style:font-name-asian="Consolas" style:font-size-asian="11pt" style:font-name-complex="Consolas" style:font-size-complex="11pt"/>
    </style:style>
    <style:style style:name="T21" style:family="text">
      <style:text-properties fo:color="#e5786d" style:font-name-asian="Consolas" style:font-name-complex="Consolas"/>
    </style:style>
    <style:style style:name="T22" style:family="text">
      <style:text-properties fo:color="#cae682"/>
    </style:style>
    <style:style style:name="T23" style:family="text">
      <style:text-properties fo:color="#cae682" style:font-name="Consolas" style:font-name-asian="Consolas" style:font-name-complex="Consolas"/>
    </style:style>
    <style:style style:name="T24"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5" style:family="text">
      <style:text-properties fo:color="#cae682" style:font-name="Consolas" style:text-underline-style="none" style:font-name-asian="Consolas" style:font-name-complex="Consolas"/>
    </style:style>
    <style:style style:name="T26" style:family="text">
      <style:text-properties fo:color="#cae682" style:font-name="Consolas" fo:font-size="11pt" style:text-underline-style="none" style:font-name-asian="Consolas" style:font-size-asian="11pt" style:font-name-complex="Consolas" style:font-size-complex="11pt"/>
    </style:style>
    <style:style style:name="T27" style:family="text">
      <style:text-properties fo:color="#cae682" fo:language="zxx" fo:country="none" fo:font-style="normal" style:text-underline-style="none" style:language-asian="zxx" style:country-asian="none" style:font-style-asian="normal" style:language-complex="zxx" style:country-complex="none" style:font-style-complex="normal"/>
    </style:style>
    <style:style style:name="T28" style:family="text">
      <style:text-properties fo:color="#00008b" style:font-name="Consolas" fo:font-weight="bold" style:font-name-asian="Consolas" style:font-weight-asian="bold" style:font-name-complex="Consolas" style:font-weight-complex="bold"/>
    </style:style>
    <style:style style:name="T29" style:family="text">
      <style:text-properties fo:color="#ff0000" style:font-name="Consolas" style:font-name-asian="Consolas" style:font-name-complex="Consolas"/>
    </style:style>
    <style:style style:name="T30"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1" style:family="text">
      <style:text-properties fo:color="#ff0000" style:font-name="Consolas" style:text-underline-style="none" style:font-name-asian="Consolas" style:font-name-complex="Consolas"/>
    </style:style>
    <style:style style:name="T32" style:family="text">
      <style:text-properties style:text-underline-style="solid" style:text-underline-width="auto" style:text-underline-color="font-color"/>
    </style:style>
    <style:style style:name="T33"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34" style:family="text">
      <style:text-properties fo:language="zxx" fo:country="none" fo:font-style="italic" style:text-underline-style="none" style:language-asian="zxx" style:country-asian="none" style:font-style-asian="italic" style:language-complex="zxx" style:country-complex="none"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DD FACTORY RouteSpecificationFactory<text:span text:style-name="T1">:</text:span></text:p>
      <text:p text:style-name="P1"/>
      <text:p text:style-name="P1"><text:span text:style-name="T32">Analisis Previo</text:span>:</text:p>
      <text:p text:style-name="P1"/>
      <text:p text:style-name="P1">A medida que ibamos desarrollando las BDD_Specs que se hallan en LegSpecs y que definen el comportamiento que deberia tener el DDD_Value_Object Leg, se ha puesto de manifiesto la necesidad de contar tambien con un DDD_Factory LegFactory ya que, nuevamente debemos comprobar en el momento de la creacion del objeto que este cumple una serie de invariantes, de forma que si alguna de ellas es violada se necesita lanzar una excepcion.</text:p>
      <text:p text:style-name="P1"/>
      <text:p text:style-name="P1">Ya tenemos un DDD_Factory que se encarga de crear DDD_Value_Objects IRouteSpecification y como ya prevemos que este patron (nos referimos a la necesidad de comprobar las invariantes en el momento de la construccion) se va a seguir repitiendo, parece un buen momento para refactorizar la DDD_Factory existente de forma que se adecue a nuestras nuevas necesidades.</text:p>
      <text:p text:style-name="P1"/>
      <text:p text:style-name="P1">La idea consiste en contar con una DDD_Factory CargoAggregateFactory que pueda crear cualquier instancia abstracta (es decir, que devuelva interfaces) relativa al DDD_Aggregate Cargo. Al hacerlo de esta forma, violamos el OCP, ya que estariamos cerrados a la extension y abiertos a la modificacion (justo al contrario de lo que te dice el OCP), sin embargo, en este caso nos parece la mejor solucion ya que para cumplir con el OCP, necesitariamos crear una DDD_Factory por cada objeto. Es decir:</text:p>
      <text:p text:style-name="P1"/>
      <text:list xml:id="list30184982" text:style-name="L1">
        <text:list-item>
          <text:p text:style-name="P21">LegFactory.</text:p>
        </text:list-item>
        <text:list-item>
          <text:p text:style-name="P21">RouteSpecificationFactory.</text:p>
        </text:list-item>
        <text:list-item>
          <text:p text:style-name="P21">ItineraryFactory</text:p>
        </text:list-item>
        <text:list-item>
          <text:p text:style-name="P21">...</text:p>
        </text:list-item>
      </text:list>
      <text:p text:style-name="P1"/>
      <text:p text:style-name="P1">Y en nuestra humilde opinion, complicaria en exceso el diseño.</text:p>
      <text:p text:style-name="P1"/>
      <text:p text:style-name="P1">De todas formas, al ser conscientes de que estamos violando el OCP, si durante el proceso de codificacion de esta DDD_Factory encontramos una solucion mejor, estaremos alerta para asumir dicha mejora.</text:p>
      <text:p text:style-name="P1"/>
      <text:p text:style-name="Standard"><text:span text:style-name="T2">Una advertencia previa, si en estos momentos estas pensando en revisar este manual en busca de las LegSpecs, no lo hagas, ya que no se encuentran en el mismo. LA razon es que no hay nada en ellas que sea digno de ser comentado, mas alla de como la necesidad de disponer de una creacion del DDD_Value_Object mas complejo influye directamente en la necesidad de una DDD_Factory, que es precisamente de lo que trata este capitulo. No hay nada en LegSpecs que no hayamos tratado con anterioridad en alguna de las </text:span><text:span text:style-name="T3">Algo</text:span><text:span text:style-name="T2">Specs que si hemos documentado profusamente. De todas formas, te recordamos que si puedes consultar tanto LegSpecs como, ILeg o Leg en el codigo fuente. Es mas, lo recomendamos encarecidamente, antes de que continues con esta seccion.</text:span></text:p>
      <text:p text:style-name="P1"/>
      <text:p text:style-name="P1">Vamos por tanto con la refactorizacion de RouteSpecificationFactory en CargoAggregateFactory, primeramente.</text:p>
      <text:p text:style-name="P1"/>
      <text:p text:style-name="P2">DDD_Factory RouteSpecificationFactory se convierte en DDD_Factory CargoAggregateFactory<text:span text:style-name="T1">:</text:span></text:p>
      <text:p text:style-name="P1"/>
      <text:p text:style-name="P1">Recordemos por un instante que es lo que tenemos hasta el momento.</text:p>
      <text:p text:style-name="P1"/>
      <text:p text:style-name="P15"><text:span text:style-name="T6">using</text:span><text:span text:style-name="T12"> System;</text:span></text:p>
      <text:p text:style-name="P16"><text:span text:style-name="T5">using</text:span><text:span text:style-name="T10"> dddsample.domain.model.location.aggregate;</text:span></text:p>
      <text:p text:style-name="P6"/>
      <text:p text:style-name="P16"><text:span text:style-name="T5">namespace</text:span><text:span text:style-name="T10"> dddsample.domain.model.cargo.aggregate</text:span></text:p>
      <text:p text:style-name="P6">{</text:p>
      <text:p text:style-name="P16"><text:span text:style-name="T10"><text:s text:c="4"/></text:span><text:span text:style-name="T5">public</text:span><text:span text:style-name="T10"> </text:span><text:span text:style-name="T5">class</text:span><text:span text:style-name="T10"> </text:span><text:span text:style-name="T23">RouteSpecificationFactory</text:span></text:p>
      <text:p text:style-name="P6"><text:s text:c="4"/>{</text:p>
      <text:p text:style-name="P16"><text:span text:style-name="T10"><text:s text:c="8"/></text:span><text:span text:style-name="T5">public</text:span><text:span text:style-name="T10"> </text:span><text:span text:style-name="T17">IRouteSpecification</text:span><text:span text:style-name="T10"> create_route_specification_using(</text:span></text:p>
      <text:p text:style-name="P16"><text:span text:style-name="T10"><text:s text:c="38"/></text:span><text:span text:style-name="T17">ILocation</text:span><text:span text:style-name="T10"> the_origin_location, </text:span></text:p>
      <text:p text:style-name="P16"><text:span text:style-name="T10"><text:s text:c="38"/></text:span><text:span text:style-name="T17">ILocation</text:span><text:span text:style-name="T10"> the_destination_location, </text:span></text:p>
      <text:p text:style-name="P16"><text:span text:style-name="T10"><text:s text:c="38"/></text:span><text:span text:style-name="T17">IDate</text:span><text:span text:style-name="T10"> the_arrival_deadline)</text:span></text:p>
      <text:p text:style-name="P6"><text:soft-page-break/><text:s text:c="8"/>{</text:p>
      <text:p text:style-name="P6"><text:s text:c="12"/>(....)</text:p>
      <text:p text:style-name="P6"/>
      <text:p text:style-name="P16"><text:span text:style-name="T10"><text:s text:c="12"/></text:span><text:span text:style-name="T5">return</text:span><text:span text:style-name="T10"> </text:span><text:span text:style-name="T5">new</text:span><text:span text:style-name="T10"> </text:span><text:span text:style-name="T23">RouteSpecification</text:span><text:span text:style-name="T10">(the_origin_location, </text:span></text:p>
      <text:p text:style-name="P6"><text:s text:c="42"/>the_destination_location, </text:p>
      <text:p text:style-name="P6"><text:s text:c="42"/>the_arrival_deadline);</text:p>
      <text:p text:style-name="P6"><text:s text:c="8"/>}</text:p>
      <text:p text:style-name="P6"><text:s text:c="4"/>}</text:p>
      <text:p text:style-name="P6">}</text:p>
      <text:p text:style-name="P1"/>
      <text:p text:style-name="P1">Esta seria la parte mas significativa de la DDD_Factory RouteSpecificationFactory donde "(....)" sustituye a las diferentes comprobacionse de las invariantes (que no son relevantes para esta transformacion).</text:p>
      <text:p text:style-name="P1"/>
      <text:p text:style-name="P1">Tambien contamos con las siguientes BDD_Specs, relativas a su comportamiento:</text:p>
      <text:p text:style-name="P1"/>
      <text:p text:style-name="P10">------ Test started: Assembly: dddsample.specs.dll ------</text:p>
      <text:p text:style-name="P9"/>
      <text:p text:style-name="P9">when attempting to inject a null origin location into the route specification factory</text:p>
      <text:p text:style-name="P9">» should throw a null argument exception</text:p>
      <text:p text:style-name="P9">» should throw an invariant violated exception message</text:p>
      <text:p text:style-name="P9"/>
      <text:p text:style-name="P9">when attempting to inject a null destination location into the route specification factory</text:p>
      <text:p text:style-name="P9">» should throw a null argument exception</text:p>
      <text:p text:style-name="P9">» should throw an invariant violated exception message</text:p>
      <text:p text:style-name="P9"/>
      <text:p text:style-name="P9">when attempting to inject a null arrival deadline into the route specification factory</text:p>
      <text:p text:style-name="P9">» should throw a null argument exception</text:p>
      <text:p text:style-name="P9">» should throw an invariant violated exception message</text:p>
      <text:p text:style-name="P9"/>
      <text:p text:style-name="P9">when attempting to inject the same origin and destination locations into the route specification factory</text:p>
      <text:p text:style-name="P9">» should throw an argument exception</text:p>
      <text:p text:style-name="P9">» should throw an invariant violated exception message</text:p>
      <text:p text:style-name="P9"/>
      <text:p text:style-name="P9"/>
      <text:p text:style-name="P9">8 passed, 0 failed, 0 skipped, took 0,89 seconds (Machine.Specifications 0.3.0).</text:p>
      <text:p text:style-name="P1"/>
      <text:p text:style-name="P1">Vamos a empezar con el cambio de nombre, ya que, habiamos quedado en que queremos que se llame RouteAggregateFactory, en vez de RouteSpecificationFactory. Para ello usaremos ReSharper:</text:p>
      <text:p text:style-name="P1"/>
      <text:p text:style-name="P1">Nos situamos encima de RouteSpecificationFactory:</text:p>
      <text:p text:style-name="P1"/>
      <text:p text:style-name="P15"><text:span text:style-name="T6">public</text:span><text:span text:style-name="T12"> </text:span><text:span text:style-name="T6">class</text:span><text:span text:style-name="T12"> </text:span><text:span text:style-name="T24">RouteSpecificationFactory</text:span></text:p>
      <text:p text:style-name="P1"/>
      <text:p text:style-name="P1">y pulsamos F2 de forma que nos permita refactorizar el nombre.</text:p>
      <text:p text:style-name="P1"/>
      <text:p text:style-name="P1">Cambiamos el nombre a CargoAggregateFactory y nos aseguramos de que la opcion:</text:p>
      <text:p text:style-name="P1"/>
      <text:list xml:id="list30178276" text:style-name="L2">
        <text:list-item>
          <text:p text:style-name="P22">Synchronize files names accordingly to changes.</text:p>
        </text:list-item>
      </text:list>
      <text:p text:style-name="P1"/>
      <text:p text:style-name="P1">Este marcada. Pulsamos NEXT.</text:p>
      <text:p text:style-name="P1"/>
      <text:p text:style-name="P1">En nuestro caso incluso encuentra el siguientes simbolos como posible para ser cambiados de nombre:</text:p>
      <text:p text:style-name="P1"/>
      <text:p text:style-name="P15"><text:span text:style-name="T13">the_route_specification_factory</text:span><text:span text:style-name="T12"> = </text:span><text:span text:style-name="T6">new</text:span><text:span text:style-name="T12"> </text:span><text:span text:style-name="T24">RouteSpecificationFactory</text:span><text:span text:style-name="T12">();</text:span></text:p>
      <text:p text:style-name="P1"/>
      <text:p text:style-name="P1">en RouteSpecificationSpecs.</text:p>
      <text:p text:style-name="P1"/>
      <text:p text:style-name="Standard"><text:span text:style-name="T2">No queremos que cambie "the_route_specification_factory" en este contexto por </text:span><text:span text:style-name="T2">"the_cargo_aggregate_factory", por lo tanto, desmarcamos la opcion y pulsamos NEXT.</text:span></text:p>
      <text:p text:style-name="P1"><text:soft-page-break/></text:p>
      <text:p text:style-name="P1">Sorprendentemente, no todo ha ido bien. Si intentamos ejecutar las BDD_Specs ahora obtenemos el siguiente error:</text:p>
      <text:p text:style-name="P1"/>
      <text:p text:style-name="P3">Error<text:tab/>1<text:tab/>The type or namespace name 'RouteSpecificationFactory' could not be found (are you missing a using directive or an assembly reference?)<text:tab/>c:\dev\dddsample\source\dddsample.specs\domain\model\cargo.aggregate\RouteSpecificationSpecs.cs<text:tab/>26<text:tab/>26<text:tab/>dddsample.specs</text:p>
      <text:p text:style-name="P1"/>
      <text:p text:style-name="P1">Por lo tanto, no ha cambiado todo lo que debia cambiar.</text:p>
      <text:p text:style-name="P1"/>
      <text:p text:style-name="P1">Vamos a RouteSpecificationFactory y nos encontramos con:</text:p>
      <text:p text:style-name="P1"/>
      <text:p text:style-name="P15"><text:span text:style-name="T6">public</text:span><text:span text:style-name="T12"> </text:span><text:span text:style-name="T6">abstract</text:span><text:span text:style-name="T12"> </text:span><text:span text:style-name="T6">class</text:span><text:span text:style-name="T12"> </text:span><text:span text:style-name="T24">concern_for_route_specification</text:span><text:span text:style-name="T12"> : </text:span></text:p>
      <text:p text:style-name="P15"><text:span text:style-name="T12"><text:s text:c="22"/></text:span><text:span text:style-name="T24">Observes</text:span><text:span text:style-name="T12">&lt;</text:span><text:span text:style-name="T18">IRouteSpecification</text:span><text:span text:style-name="T12">, </text:span><text:span text:style-name="T24">RouteSpecification</text:span><text:span text:style-name="T12">&gt;</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8"/>the_origin_location = an&lt;</text:span><text:span text:style-name="T17">ILocation</text:span><text:span text:style-name="T10">&gt;();</text:span></text:p>
      <text:p text:style-name="P16"><text:span text:style-name="T10"><text:s text:c="8"/>the_destination_location = an&lt;</text:span><text:span text:style-name="T17">ILocation</text:span><text:span text:style-name="T10">&gt;();</text:span></text:p>
      <text:p text:style-name="P16"><text:span text:style-name="T10"><text:s text:c="8"/>the_arrival_deadline = an&lt;</text:span><text:span text:style-name="T17">IDate</text:span><text:span text:style-name="T10">&gt;();</text:span></text:p>
      <text:p text:style-name="P16"><text:span text:style-name="T10"><text:s text:c="8"/>the_route_specification_factory = </text:span><text:span text:style-name="T5">new</text:span><text:span text:style-name="T10"> </text:span><text:span text:style-name="T29">RouteSpecificationFactory</text:span><text:span text:style-name="T10">();</text:span></text:p>
      <text:p text:style-name="P6"/>
      <text:p text:style-name="P6"><text:s text:c="8"/>create_sut_using(() =&gt;</text:p>
      <text:p text:style-name="P6"><text:s text:c="11"/>the_route_specification_factory</text:p>
      <text:p text:style-name="P16"><text:span text:style-name="T10"><text:s text:c="14"/>.</text:span><text:span text:style-name="T29">create_route_specification_using</text:span><text:span text:style-name="T10">(the_origin_location, </text:span></text:p>
      <text:p text:style-name="P6"><text:s text:c="48"/>the_destination_location, </text:p>
      <text:p text:style-name="P6"><text:s text:c="48"/>the_arrival_deadline));</text:p>
      <text:p text:style-name="P6"><text:s text:c="4"/>};</text:p>
      <text:p text:style-name="P6"/>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origin_location;</text:span></text:p>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destination_location;</text:span></text:p>
      <text:p text:style-name="P16"><text:span text:style-name="T10"><text:s text:c="4"/></text:span><text:span text:style-name="T5">protected</text:span><text:span text:style-name="T10"> </text:span><text:span text:style-name="T5">static</text:span><text:span text:style-name="T10"> </text:span><text:span text:style-name="T17">IDate</text:span><text:span text:style-name="T10"> the_arrival_deadline;</text:span></text:p>
      <text:p text:style-name="P16"><text:span text:style-name="T10"><text:s text:c="4"/></text:span><text:span text:style-name="T5">protected</text:span><text:span text:style-name="T10"> </text:span><text:span text:style-name="T5">static</text:span><text:span text:style-name="T10"> </text:span><text:span text:style-name="T29">RouteSpecificationFactory</text:span><text:span text:style-name="T10"> the_route_specification_factory;</text:span></text:p>
      <text:p text:style-name="P6">}</text:p>
      <text:p text:style-name="P1"/>
      <text:p text:style-name="P1">Para solucionar el codigo rojo, lo unico que tenemos que hacer es cambiar manualmente RouteSpecificationFactory por CargoAggregateFactory, y volvemos a ejecutar las BDD_Specs:</text:p>
      <text:p text:style-name="P1"/>
      <text:p text:style-name="P10">198 passed, 0 failed, 0 skipped, took 2,51 seconds (Machine.Specifications 0.3.0).</text:p>
      <text:p text:style-name="P1"/>
      <text:p text:style-name="P1">Justo lo que deseabamos.</text:p>
      <text:p text:style-name="P1"/>
      <text:p text:style-name="P1">Ya hemos completado nuestro primer objetivo.</text:p>
      <text:p text:style-name="P1"/>
      <text:p text:style-name="P1">Ahora necesitamos inspeccionar que los nombres se adecuan a lo que queremos y ahi nos encontramos con que tenemos:</text:p>
      <text:p text:style-name="P1"/>
      <text:list xml:id="list30201747" text:style-name="L3">
        <text:list-item>
          <text:p text:style-name="P23">CargoAggregateFactory.cs</text:p>
        </text:list-item>
        <text:list-item>
          <text:p text:style-name="P23">RouteSpecificationFactorySpecs.cs</text:p>
        </text:list-item>
      </text:list>
      <text:p text:style-name="P1"/>
      <text:p text:style-name="P1">Evidentemente el primero esta bien, pero el segundo no es tan correcto. Ahora buscamos tener un CargoAggregateFactorySpecs.cs que englobe todas las BDD_Specs relativas a cualquier coreacion de un objeto por parte de CargoAggregateFactory. Por lo tanto procedemos a cambiar el nombre:</text:p>
      <text:p text:style-name="P1"/>
      <text:p text:style-name="P10">198 passed, 0 failed, 0 skipped, took 2,27 seconds (Machine.Specifications 0.3.0).</text:p>
      <text:p text:style-name="P1"/>
      <text:p text:style-name="P1">Ahora si que podemos pasar al siguiente punto.</text:p>
      <text:p text:style-name="P1"/>
      <text:p text:style-name="P2">DDD_Factory CargoAggregateFactory – Añadiendo LegFactory<text:span text:style-name="T1">:</text:span></text:p>
      <text:p text:style-name="P1"><text:soft-page-break/></text:p>
      <text:p text:style-name="P1">Ya tenemos CargoAggregateFactory, asi que tenemos que definir las BDD_Specs relativas a la creacion de DDD_Value_Objects ILeg.</text:p>
      <text:p text:style-name="P1"/>
      <text:p text:style-name="P1">Tomando como modelo las BDD_Specs relativas a RouteSpecificationFactory, tenemos que necesitamos implementar:</text:p>
      <text:p text:style-name="P1"/>
      <text:p text:style-name="P9">When attempting to inject a null voyage into the leg factory</text:p>
      <text:p text:style-name="P9">» It should throw a null argument exception.</text:p>
      <text:p text:style-name="P9">» It should throw an invariant violated exception message.</text:p>
      <text:p text:style-name="P9"/>
      <text:p text:style-name="P9">When attempting to inject a null load location into the leg factory</text:p>
      <text:p text:style-name="P9">» It should throw a null argument exception.</text:p>
      <text:p text:style-name="P9">» It should throw an invariant violated exception message.</text:p>
      <text:p text:style-name="P9"/>
      <text:p text:style-name="P9">When attempting to inject a null unload location into the leg factory</text:p>
      <text:p text:style-name="P9">» It should throw a null argument exception.</text:p>
      <text:p text:style-name="P9">» It should throw an invariant violated exception message.</text:p>
      <text:p text:style-name="P9"/>
      <text:p text:style-name="P9">When attempting to inject a null load time into the leg factory</text:p>
      <text:p text:style-name="P9">» It should throw a null argument exception.</text:p>
      <text:p text:style-name="P9">» It should throw an invariant violated exception message.</text:p>
      <text:p text:style-name="P9"/>
      <text:p text:style-name="P9">When attempting to inject a null unload time into the leg factory</text:p>
      <text:p text:style-name="P9">» It should throw a null argument exception.</text:p>
      <text:p text:style-name="P9">» It should throw an invariant violated exception message.</text:p>
      <text:p text:style-name="P1"/>
      <text:p text:style-name="P1">Como podemos apreciar, hay un patron muy claro y similar en todas ellas. Por lo tanto documentaremos la implementacion de una de ellas unicamente (la primera). Recuerda que siempre puedes ir al codigo fuente para ver las restantes.</text:p>
      <text:p text:style-name="P1"/>
      <text:p text:style-name="P2">DDD_Factory CargoAggregateFactory – Añadiendo LegFactory – when attempting to inject a null voyage into the leg factory<text:span text:style-name="T1">:</text:span></text:p>
      <text:p text:style-name="P1"/>
      <text:p text:style-name="P1">Esta es la BDD_Spec:</text:p>
      <text:p text:style-name="P1"/>
      <text:p text:style-name="P9">When attempting to inject a null voyage into the leg factory</text:p>
      <text:p text:style-name="P9">» It should throw a null argument exception.</text:p>
      <text:p text:style-name="P9">» It should throw an invariant violated exception message.</text:p>
      <text:p text:style-name="P1"/>
      <text:p text:style-name="P1">Vamos con la tercera A, Assert, a traves de dos bloques IT:</text:p>
      <text:p text:style-name="P1"/>
      <text:p text:style-name="P17"><text:span text:style-name="T19">It</text:span><text:span text:style-name="T14"> should_throw_a_null_argument_exception = () =&gt; </text:span></text:p>
      <text:p text:style-name="P17"><text:span text:style-name="T14"><text:s text:c="3"/>exception_thrown_by_the_sut.ShouldBeAn&lt;</text:span><text:span text:style-name="T25">ArgumentNullException</text:span><text:span text:style-name="T14">&gt;();</text:span></text:p>
      <text:p text:style-name="P6"/>
      <text:p text:style-name="P16"><text:span text:style-name="T17">It</text:span><text:span text:style-name="T10"> should_throw_an_invariant_violated_exception_message = () =&gt; </text:span></text:p>
      <text:p text:style-name="P6"><text:s text:c="3"/>exception_thrown_by_the_sut</text:p>
      <text:p text:style-name="P16"><text:span text:style-name="T10"><text:s text:c="6"/>.ShouldContainErrorMessage(</text:span><text:span text:style-name="T17">"Invariant Violated: a valid voyage is required."</text:span><text:span text:style-name="T10">);</text:span></text:p>
      <text:p text:style-name="P1"/>
      <text:p text:style-name="P1">La equivalencia entre la definicion formal de la BDD_Spec y su implementacion en codigo es completamente transparente.</text:p>
      <text:p text:style-name="P1"/>
      <text:p text:style-name="P1">Vamos con la segunda A, Act, a traves de un bloque BECAUSE:</text:p>
      <text:p text:style-name="P1"/>
      <text:p text:style-name="P15"><text:span text:style-name="T18">Because</text:span><text:span text:style-name="T12"> of = () =&gt; catch_exception(() =&gt; </text:span></text:p>
      <text:p text:style-name="P15"><text:span text:style-name="T12"><text:s text:c="3"/>sut.</text:span><text:span text:style-name="T30">create_leg_using</text:span><text:span text:style-name="T12">(</text:span><text:span text:style-name="T30">an_empty_voyage</text:span><text:span text:style-name="T12">, </text:span></text:p>
      <text:p text:style-name="P15"><text:span text:style-name="T12"><text:s text:c="24"/></text:span><text:span text:style-name="T30">the_injected_load_location</text:span><text:span text:style-name="T12">, </text:span><text:span text:style-name="T30">the_injected_unload_location</text:span><text:span text:style-name="T12">,</text:span></text:p>
      <text:p text:style-name="P16"><text:span text:style-name="T10"><text:s text:c="24"/></text:span><text:span text:style-name="T29">the_injected_load_time</text:span><text:span text:style-name="T10">, </text:span><text:span text:style-name="T29">the_injected_unload_time</text:span><text:span text:style-name="T10">));</text:span></text:p>
      <text:p text:style-name="P1"/>
      <text:p text:style-name="P1">En este caso le estamos indicando que capture la excepcion que se produzca al invoacar el "create_leg_using" de la DDD_Factory.</text:p>
      <text:p text:style-name="P1"/>
      <text:p text:style-name="P1">Tenemos que solucionar el codigo rojo. Lo haremos en dos partes, primeramente atenderemos <text:soft-page-break/>a los argumentos del metodo y a continuacion iremos con la "reaccion en cadena" del nombre del metodo invocado.</text:p>
      <text:p text:style-name="P1"/>
      <text:p text:style-name="P1">La primera parte es muy sencilla, lo hemos hecho un monton de veces:</text:p>
      <text:p text:style-name="P1"/>
      <text:p text:style-name="P15"><text:span text:style-name="T18">Because</text:span><text:span text:style-name="T12"> of = () =&gt; catch_exception(() =&gt; </text:span></text:p>
      <text:p text:style-name="P15"><text:span text:style-name="T12"><text:s text:c="3"/>sut.</text:span><text:span text:style-name="T30">create_leg_using</text:span><text:span text:style-name="T12">(an_empty_voyage, </text:span></text:p>
      <text:p text:style-name="P7"><text:s text:c="24"/>the_injected_load_location, the_injected_unload_location,</text:p>
      <text:p text:style-name="P6"><text:s text:c="24"/>the_injected_load_time, the_injected_unload_time));</text:p>
      <text:p text:style-name="P6"/>
      <text:p text:style-name="P16"><text:span text:style-name="T5">static</text:span><text:span text:style-name="T10"> </text:span><text:span text:style-name="T17">IVoyage</text:span><text:span text:style-name="T10"> an_empty_voyage;</text:span></text:p>
      <text:p text:style-name="P16"><text:span text:style-name="T5">static</text:span><text:span text:style-name="T10"> </text:span><text:span text:style-name="T17">ILocation</text:span><text:span text:style-name="T10"> the_injected_load_location;</text:span></text:p>
      <text:p text:style-name="P16"><text:span text:style-name="T5">static</text:span><text:span text:style-name="T10"> </text:span><text:span text:style-name="T17">ILocation</text:span><text:span text:style-name="T10"> the_injected_unload_location;</text:span></text:p>
      <text:p text:style-name="P16"><text:span text:style-name="T5">static</text:span><text:span text:style-name="T10"> </text:span><text:span text:style-name="T17">IDate</text:span><text:span text:style-name="T10"> the_injected_load_time;</text:span></text:p>
      <text:p text:style-name="P16"><text:span text:style-name="T5">static</text:span><text:span text:style-name="T10"> </text:span><text:span text:style-name="T17">IDate</text:span><text:span text:style-name="T10"> the_injected_unload_time;</text:span></text:p>
      <text:p text:style-name="P1"/>
      <text:p text:style-name="P1">Ahora vamos con la parte del "Diseño". Lo que estamos indicando con:</text:p>
      <text:p text:style-name="P1"/>
      <text:p text:style-name="P15"><text:span text:style-name="T12">sut.</text:span><text:span text:style-name="T30">create_leg_using</text:span><text:span text:style-name="T12">(....)</text:span></text:p>
      <text:p text:style-name="P1"/>
      <text:p text:style-name="P1">Es que queremos un nuevo metodo en la DDD_Factory que nos permita crear Ilegs. Por lo tanto:</text:p>
      <text:p text:style-name="P1"/>
      <text:p text:style-name="P15"><text:span text:style-name="T6">using</text:span><text:span text:style-name="T12"> System;</text:span></text:p>
      <text:p text:style-name="P16"><text:span text:style-name="T5">using</text:span><text:span text:style-name="T10"> dddsample.domain.model.location.aggregate;</text:span></text:p>
      <text:p text:style-name="P16"><text:span text:style-name="T5">using</text:span><text:span text:style-name="T10"> dddsample.domain.model.voyage.aggregate;</text:span></text:p>
      <text:p text:style-name="P6"/>
      <text:p text:style-name="P16"><text:span text:style-name="T5">namespace</text:span><text:span text:style-name="T10"> dddsample.domain.model.cargo.aggregate</text:span></text:p>
      <text:p text:style-name="P6">{</text:p>
      <text:p text:style-name="P16"><text:span text:style-name="T10"><text:s text:c="4"/></text:span><text:span text:style-name="T5">public</text:span><text:span text:style-name="T10"> </text:span><text:span text:style-name="T5">class</text:span><text:span text:style-name="T10"> </text:span><text:span text:style-name="T23">CargoAggregateFactory</text:span></text:p>
      <text:p text:style-name="P6"><text:s text:c="4"/>{</text:p>
      <text:p text:style-name="P16"><text:span text:style-name="T10"><text:s text:c="8"/></text:span><text:span text:style-name="T5">public</text:span><text:span text:style-name="T10"> </text:span><text:span text:style-name="T17">IRouteSpecification</text:span><text:span text:style-name="T10"> create_route_specification_using(</text:span></text:p>
      <text:p text:style-name="P16"><text:span text:style-name="T10"><text:s text:c="38"/></text:span><text:span text:style-name="T17">ILocation</text:span><text:span text:style-name="T10"> the_origin_location, </text:span></text:p>
      <text:p text:style-name="P16"><text:span text:style-name="T10"><text:s text:c="38"/></text:span><text:span text:style-name="T17">ILocation</text:span><text:span text:style-name="T10"> the_destination_location, </text:span></text:p>
      <text:p text:style-name="P16"><text:span text:style-name="T10"><text:s text:c="38"/></text:span><text:span text:style-name="T17">IDate</text:span><text:span text:style-name="T10"> the_arrival_deadline)</text:span></text:p>
      <text:p text:style-name="P16"><text:span text:style-name="T10"><text:s text:c="8"/>{ </text:span><text:span text:style-name="T10">(....) }</text:span></text:p>
      <text:p text:style-name="P6"/>
      <text:p text:style-name="P16"><text:span text:style-name="T10"><text:s text:c="8"/></text:span><text:span text:style-name="T5">public</text:span><text:span text:style-name="T10"> </text:span><text:span text:style-name="T17">ILeg</text:span><text:span text:style-name="T10"> create_leg_using(</text:span></text:p>
      <text:p text:style-name="P16"><text:span text:style-name="T10"><text:s text:c="23"/></text:span><text:span text:style-name="T17">IVoyage</text:span><text:span text:style-name="T10"> the_voyage, </text:span></text:p>
      <text:p text:style-name="P16"><text:span text:style-name="T10"><text:s text:c="23"/></text:span><text:span text:style-name="T17">ILocation</text:span><text:span text:style-name="T10"> the_load_location, </text:span><text:span text:style-name="T17">ILocation</text:span><text:span text:style-name="T10"> the_unload_location, </text:span></text:p>
      <text:p text:style-name="P16"><text:span text:style-name="T10"><text:s text:c="23"/></text:span><text:span text:style-name="T17">IDate</text:span><text:span text:style-name="T10"> the_load_time, </text:span><text:span text:style-name="T17">IDate</text:span><text:span text:style-name="T10"> the_unload_time)</text:span></text:p>
      <text:p text:style-name="P6"><text:s text:c="8"/>{</text:p>
      <text:p text:style-name="P16"><text:span text:style-name="T10"><text:s text:c="12"/></text:span><text:span text:style-name="T5">throw</text:span><text:span text:style-name="T10"> </text:span><text:span text:style-name="T5">new</text:span><text:span text:style-name="T10"> </text:span><text:span text:style-name="T28">NotImplementedException</text:span><text:span text:style-name="T11">();</text:span></text:p>
      <text:p text:style-name="P5"><text:s text:c="8"/>}</text:p>
      <text:p text:style-name="P5"><text:s text:c="4"/>}</text:p>
      <text:p text:style-name="P5">}</text:p>
      <text:p text:style-name="P1"/>
      <text:p text:style-name="P1">Si nos fijamos, estamos haciendo que cualquier creacion compleja (lease, por ejemplo, "que compruebe invariantes") de un objeto que se encuentre dentro del DDD_Aggregate Cargo, siempre pasara por CargoAggregateFactory.</text:p>
      <text:p text:style-name="P1"/>
      <text:p text:style-name="P1">Una apreciacion es que al contrario que con el resto de los objetos, no hemos creado una interface para CargoAggregateFactory. Por el momento no lo hemos necesitado a la hora de "mockar" nuestras dependencias. Sin embargo, hay otra razon que trataremos al final de este capitulo, que si que nos parece relevante como para crear interfaces (notese el plural) para pobligar a CargoAggregateFactory a implementarlas. Como pequeño adelanto nombrar el DDD_Intention_Revealing_Interfaces.</text:p>
      <text:p text:style-name="P1"/>
      <text:p text:style-name="P1">Seguimos a lo nuestro.</text:p>
      <text:p text:style-name="P1"/>
      <text:p text:style-name="Standard"><text:span text:style-name="T2">Ya tenemos las dos ultimas A</text:span><text:span text:style-name="T3">AA</text:span><text:span text:style-name="T2"> cubiertas, asi que vamos con la primera A, Arrange, a </text:span><text:span text:style-name="T2">traves de un bloque ESTABLISH:</text:span></text:p>
      <text:p text:style-name="P1"><text:soft-page-break/></text:p>
      <text:p text:style-name="P15"><text:span text:style-name="T18">Establish</text:span><text:span text:style-name="T12"> context = () =&gt;</text:span></text:p>
      <text:p text:style-name="P6">{</text:p>
      <text:p text:style-name="P16"><text:span text:style-name="T10"><text:s text:c="4"/>an_empty_voyage = </text:span><text:span text:style-name="T5">null</text:span><text:span text:style-name="T10">;</text:span></text:p>
      <text:p text:style-name="P16"><text:span text:style-name="T10"><text:s text:c="4"/>the_injected_load_location = an&lt;</text:span><text:span text:style-name="T17">ILocation</text:span><text:span text:style-name="T10">&gt;();</text:span></text:p>
      <text:p text:style-name="P16"><text:span text:style-name="T10"><text:s text:c="4"/>the_injected_unload_location = an&lt;</text:span><text:span text:style-name="T17">ILocation</text:span><text:span text:style-name="T10">&gt;();</text:span></text:p>
      <text:p text:style-name="P16"><text:span text:style-name="T10"><text:s text:c="4"/>the_injected_load_time = an&lt;</text:span><text:span text:style-name="T17">IDate</text:span><text:span text:style-name="T10">&gt;();</text:span></text:p>
      <text:p text:style-name="P16"><text:span text:style-name="T10"><text:s text:c="4"/>the_injected_unload_time = an&lt;</text:span><text:span text:style-name="T17">IDate</text:span><text:span text:style-name="T10">&gt;();</text:span></text:p>
      <text:p text:style-name="P6">};</text:p>
      <text:p text:style-name="P1"/>
      <text:p text:style-name="P1">Nada nuevo. Simplemente inicializamos los valores a lo que queremos para que se produzca la excepcion deseada.</text:p>
      <text:p text:style-name="P1"/>
      <text:p text:style-name="P1">Por lo tanto esta seria la BDD_Spec resultante, con un pequeño cambio en el mensaje de error:</text:p>
      <text:p text:style-name="P1"/>
      <text:p text:style-name="P15"><text:span text:style-name="T6">public</text:span><text:span text:style-name="T12"> </text:span><text:span text:style-name="T6">class</text:span><text:span text:style-name="T12"> </text:span><text:span text:style-name="T24">when_attempting_to_inject_a_null_voyage_into_the_leg_factory</text:span><text:span text:style-name="T12"> : </text:span></text:p>
      <text:p text:style-name="P15"><text:span text:style-name="T12"><text:s text:c="13"/></text:span><text:span text:style-name="T24">concern_for_route_specification_factory</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8"/>an_empty_voyage = </text:span><text:span text:style-name="T5">null</text:span><text:span text:style-name="T10">;</text:span></text:p>
      <text:p text:style-name="P16"><text:span text:style-name="T10"><text:s text:c="8"/>the_injected_load_location = an&lt;</text:span><text:span text:style-name="T17">ILocation</text:span><text:span text:style-name="T10">&gt;();</text:span></text:p>
      <text:p text:style-name="P16"><text:span text:style-name="T10"><text:s text:c="8"/>the_injected_unload_location = an&lt;</text:span><text:span text:style-name="T17">ILocation</text:span><text:span text:style-name="T10">&gt;();</text:span></text:p>
      <text:p text:style-name="P16"><text:span text:style-name="T10"><text:s text:c="8"/>the_injected_load_time = an&lt;</text:span><text:span text:style-name="T17">IDate</text:span><text:span text:style-name="T10">&gt;();</text:span></text:p>
      <text:p text:style-name="P16"><text:span text:style-name="T10"><text:s text:c="8"/>the_injected_unload_time = an&lt;</text:span><text:span text:style-name="T17">IDate</text:span><text:span text:style-name="T10">&gt;();</text:span></text:p>
      <text:p text:style-name="P6"><text:s text:c="4"/>};</text:p>
      <text:p text:style-name="P6"/>
      <text:p text:style-name="P16"><text:span text:style-name="T10"><text:s text:c="4"/></text:span><text:span text:style-name="T17">Because</text:span><text:span text:style-name="T10"> of = () =&gt; catch_exception(() =&gt; </text:span></text:p>
      <text:p text:style-name="P6"><text:s text:c="7"/>sut.create_leg_using(an_empty_voyage, </text:p>
      <text:p text:style-name="P6"><text:s text:c="28"/>the_injected_load_location, the_injected_unload_location,</text:p>
      <text:p text:style-name="P6"><text:s text:c="28"/>the_injected_load_time, the_injected_unload_time));</text:p>
      <text:p text:style-name="P6"/>
      <text:p text:style-name="P16"><text:span text:style-name="T10"><text:s text:c="4"/></text:span><text:span text:style-name="T17">It</text:span><text:span text:style-name="T10"> should_throw_a_null_argument_exception = () =&gt; </text:span></text:p>
      <text:p text:style-name="P16"><text:span text:style-name="T10"><text:s text:c="7"/>exception_thrown_by_the_sut.ShouldBeAn&lt;</text:span><text:span text:style-name="T23">ArgumentNullException</text:span><text:span text:style-name="T10">&gt;();</text:span></text:p>
      <text:p text:style-name="P6"/>
      <text:p text:style-name="P16"><text:span text:style-name="T10"><text:s text:c="4"/></text:span><text:span text:style-name="T17">It</text:span><text:span text:style-name="T10"> should_throw_an_invariant_violated_exception_message = () =&gt; </text:span></text:p>
      <text:p text:style-name="P6"><text:s text:c="7"/>exception_thrown_by_the_sut.ShouldContainErrorMessage(</text:p>
      <text:p text:style-name="P16"><text:span text:style-name="T10"><text:s text:c="7"/></text:span><text:span text:style-name="T17">"Invariant Violated: a valid voyage is required in order to construct a leg."</text:span><text:span text:style-name="T10">);</text:span></text:p>
      <text:p text:style-name="P6"/>
      <text:p text:style-name="P16"><text:span text:style-name="T10"><text:s text:c="4"/></text:span><text:span text:style-name="T5">static</text:span><text:span text:style-name="T10"> </text:span><text:span text:style-name="T17">IVoyage</text:span><text:span text:style-name="T10"> an_empty_voyage;</text:span></text:p>
      <text:p text:style-name="P16"><text:span text:style-name="T10"><text:s text:c="4"/></text:span><text:span text:style-name="T5">static</text:span><text:span text:style-name="T10"> </text:span><text:span text:style-name="T17">ILocation</text:span><text:span text:style-name="T10"> the_injected_load_location;</text:span></text:p>
      <text:p text:style-name="P16"><text:span text:style-name="T10"><text:s text:c="4"/></text:span><text:span text:style-name="T5">static</text:span><text:span text:style-name="T10"> </text:span><text:span text:style-name="T17">ILocation</text:span><text:span text:style-name="T10"> the_injected_unload_location;</text:span></text:p>
      <text:p text:style-name="P16"><text:span text:style-name="T10"><text:s text:c="4"/></text:span><text:span text:style-name="T5">static</text:span><text:span text:style-name="T10"> </text:span><text:span text:style-name="T17">IDate</text:span><text:span text:style-name="T10"> the_injected_load_time;</text:span></text:p>
      <text:p text:style-name="P16"><text:span text:style-name="T10"><text:s text:c="4"/></text:span><text:span text:style-name="T5">static</text:span><text:span text:style-name="T10"> </text:span><text:span text:style-name="T17">IDate</text:span><text:span text:style-name="T10"> the_injected_unload_time;</text:span></text:p>
      <text:p text:style-name="P6">}</text:p>
      <text:p text:style-name="P1"/>
      <text:p text:style-name="P1">Todo parece correcto, pero hay algo que chirria y se encuentra en la primera linea:</text:p>
      <text:p text:style-name="P1"/>
      <text:p text:style-name="P15"><text:span text:style-name="T6">public</text:span><text:span text:style-name="T12"> </text:span><text:span text:style-name="T6">class</text:span><text:span text:style-name="T12"> </text:span><text:span text:style-name="T24">when_attempting_to_inject_a_null_voyage_into_the_leg_factory</text:span><text:span text:style-name="T12"> : </text:span></text:p>
      <text:p text:style-name="P15"><text:span text:style-name="T12"><text:s text:c="13"/></text:span><text:span text:style-name="T24">concern_for_route_specification_factory</text:span></text:p>
      <text:p text:style-name="P1"/>
      <text:p text:style-name="P1">Ese "concern_for_route_specification_factory" semanticamente es un desastre, ya que recordemos que estamos construyendo un DDD_Value_Object Leg y no un DDD_Value_Object RouteSpecification. Sin embargo el Observes es el correcto ya que recordemos:</text:p>
      <text:p text:style-name="P1"/>
      <text:p text:style-name="P15"><text:span text:style-name="T6">public</text:span><text:span text:style-name="T12"> </text:span><text:span text:style-name="T6">abstract</text:span><text:span text:style-name="T12"> </text:span><text:span text:style-name="T6">class</text:span><text:span text:style-name="T12"> </text:span><text:span text:style-name="T24">concern_for_route_specification_factory</text:span><text:span text:style-name="T12"> : </text:span></text:p>
      <text:p text:style-name="P15"><text:span text:style-name="T12"><text:s text:c="22"/></text:span><text:span text:style-name="T24">Observes</text:span><text:span text:style-name="T12">&lt;</text:span><text:span text:style-name="T24">CargoAggregateFactory</text:span><text:span text:style-name="T12">&gt; { }</text:span></text:p>
      <text:p text:style-name="P1"/>
      <text:p text:style-name="P1">Por lo tanto, tenemos dos opciones:</text:p>
      <text:p text:style-name="P1"/>
      <text:list xml:id="list30206662" text:style-name="L4">
        <text:list-item>
          <text:p text:style-name="P24">Cambiar concern_for_route_specification_factory por <text:soft-page-break/>concern_for_cargo_aggregate_factory.</text:p>
        </text:list-item>
        <text:list-item>
          <text:p text:style-name="P24">Crear una nueva concern_for_leg_factory.</text:p>
        </text:list-item>
      </text:list>
      <text:p text:style-name="P1"/>
      <text:p text:style-name="P1">Con la primera opcion, en nuestra opinion, perdemos expresividad ya que, recordemos que somos conscientes de que estamos violando el OCP. Si no violasemos el OCP, tendriamos multiples objetos como:</text:p>
      <text:p text:style-name="P1"/>
      <text:list xml:id="list30185042" text:style-name="L5">
        <text:list-item>
          <text:p text:style-name="P25">RouteSpecificationFactory.</text:p>
        </text:list-item>
        <text:list-item>
          <text:p text:style-name="P25">LegFactory</text:p>
        </text:list-item>
        <text:list-item>
          <text:p text:style-name="P25">...</text:p>
        </text:list-item>
      </text:list>
      <text:p text:style-name="P1"/>
      <text:p text:style-name="P1">con sus respectivos:</text:p>
      <text:p text:style-name="P1"/>
      <text:list xml:id="list30186834" text:style-name="L6">
        <text:list-item>
          <text:p text:style-name="P26">concern_for_route_specification_factory.</text:p>
        </text:list-item>
        <text:list-item>
          <text:p text:style-name="P26">concern_for_leg_factory.</text:p>
        </text:list-item>
        <text:list-item>
          <text:p text:style-name="P26">...</text:p>
        </text:list-item>
      </text:list>
      <text:p text:style-name="P1"/>
      <text:p text:style-name="P1">Por lo tanto parece una mejor opcion la segunda, asi que:</text:p>
      <text:p text:style-name="P1"/>
      <text:p text:style-name="P15"><text:span text:style-name="T6">public</text:span><text:span text:style-name="T12"> </text:span><text:span text:style-name="T6">abstract</text:span><text:span text:style-name="T12"> </text:span><text:span text:style-name="T6">class</text:span><text:span text:style-name="T12"> </text:span><text:span text:style-name="T24">concern_for_leg_factory</text:span><text:span text:style-name="T12"> : </text:span><text:span text:style-name="T24">Observes</text:span><text:span text:style-name="T12">&lt;</text:span><text:span text:style-name="T24">CargoAggregateFactory</text:span><text:span text:style-name="T12">&gt; { }</text:span></text:p>
      <text:p text:style-name="P6"/>
      <text:p text:style-name="P16"><text:span text:style-name="T5">public</text:span><text:span text:style-name="T10"> </text:span><text:span text:style-name="T5">class</text:span><text:span text:style-name="T10"> </text:span><text:span text:style-name="T23">when_attempting_to_inject_a_null_voyage_into_the_leg_factory</text:span><text:span text:style-name="T10"> : </text:span></text:p>
      <text:p text:style-name="P16"><text:span text:style-name="T10"><text:s text:c="13"/></text:span><text:span text:style-name="T23">concern_for_leg_factory</text:span><text:span text:style-name="T10"> { (....) }</text:span></text:p>
      <text:p text:style-name="P1"/>
      <text:p text:style-name="P1">Una vez resuelto este problema, deberiamos hacer fallar nuestra BDD_Spec:</text:p>
      <text:p text:style-name="P1"/>
      <text:p text:style-name="P10">------ Test started: Assembly: dddsample.specs.dll ------</text:p>
      <text:p text:style-name="P9"/>
      <text:p text:style-name="P9">when attempting to inject a null voyage into the leg factory</text:p>
      <text:p text:style-name="P9">» should throw a null argument exception (FAIL)</text:p>
      <text:p text:style-name="P9">» should throw an invariant violated exception message (FAIL)</text:p>
      <text:p text:style-name="P9"/>
      <text:p text:style-name="P9">Test 'should throw a null argument exception' failed:</text:p>
      <text:p text:style-name="P9"><text:tab/>Machine.Specifications.SpecificationException: Should be of type System.ArgumentNullException but is of type System.NotImplementedException</text:p>
      <text:p text:style-name="P9"><text:tab/>at Machine.Specifications.ShouldExtensionMethods.ShouldBeOfType(Object actual, Type expected)</text:p>
      <text:p text:style-name="P9"/>
      <text:p text:style-name="P9">(....)</text:p>
      <text:p text:style-name="P9"/>
      <text:p text:style-name="P9">Test 'should throw an invariant violated exception message' failed:</text:p>
      <text:p text:style-name="P9"><text:tab/>Machine.Specifications.SpecificationException: Should contain "Invariant Violated: a valid voyage is required in order to construct a leg." but is "The method or operation is not implemented."</text:p>
      <text:p text:style-name="P9"/>
      <text:p text:style-name="P9">(....)</text:p>
      <text:p text:style-name="P9"/>
      <text:p text:style-name="P9">0 passed, 2 failed, 0 skipped, took 0,78 seconds (Machine.Specifications 0.3.0).</text:p>
      <text:p text:style-name="P1"/>
      <text:p text:style-name="P1">Es lo que esperabamos.</text:p>
      <text:p text:style-name="P1"/>
      <text:p text:style-name="P1">Para hacer que nuestra BDD_Spec se cumpla, basta con:</text:p>
      <text:p text:style-name="P1"/>
      <text:p text:style-name="P15"><text:span text:style-name="T6">public</text:span><text:span text:style-name="T12"> </text:span><text:span text:style-name="T18">ILeg</text:span><text:span text:style-name="T12"> create_leg_using(</text:span></text:p>
      <text:p text:style-name="P15"><text:span text:style-name="T12"><text:s text:c="15"/></text:span><text:span text:style-name="T18">IVoyage</text:span><text:span text:style-name="T12"> the_voyage, </text:span></text:p>
      <text:p text:style-name="P15"><text:span text:style-name="T12"><text:s text:c="15"/></text:span><text:span text:style-name="T18">ILocation</text:span><text:span text:style-name="T12"> the_load_location, </text:span><text:span text:style-name="T18">ILocation</text:span><text:span text:style-name="T12"> the_unload_location, </text:span></text:p>
      <text:p text:style-name="P15"><text:span text:style-name="T12"><text:s text:c="15"/></text:span><text:span text:style-name="T18">IDate</text:span><text:span text:style-name="T12"> the_load_time, </text:span><text:span text:style-name="T18">IDate</text:span><text:span text:style-name="T12"> the_unload_time)</text:span></text:p>
      <text:p text:style-name="P6">{</text:p>
      <text:p text:style-name="P16"><text:span text:style-name="T10"><text:s text:c="4"/></text:span><text:span text:style-name="T5">if</text:span><text:span text:style-name="T10"> (the_voyage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voyage"</text:span><text:span text:style-name="T10">, </text:span></text:p>
      <text:p text:style-name="P16"><text:span text:style-name="T10"><text:s text:c="7"/></text:span><text:span text:style-name="T17">"Invariant Violated: a valid voyage is required in order to construct a leg."</text:span><text:span text:style-name="T10">);</text:span></text:p>
      <text:p text:style-name="P6"/>
      <text:p text:style-name="P16"><text:soft-page-break/><text:span text:style-name="T10"><text:s text:c="4"/></text:span><text:span text:style-name="T5">return</text:span><text:span text:style-name="T10"> </text:span><text:span text:style-name="T5">new</text:span><text:span text:style-name="T10"> </text:span><text:span text:style-name="T23">Leg</text:span><text:span text:style-name="T10">(the_voyage, the_load_location, the_unload_location, </text:span></text:p>
      <text:p text:style-name="P6"><text:s text:c="19"/>the_load_time, the_unload_time);</text:p>
      <text:p text:style-name="P6">}</text:p>
      <text:p text:style-name="P1"/>
      <text:p text:style-name="P1">Ejecutamos la BDD_Spec ahora:</text:p>
      <text:p text:style-name="P1"/>
      <text:p text:style-name="P10">------ Test started: Assembly: dddsample.specs.dll ------</text:p>
      <text:p text:style-name="P9"/>
      <text:p text:style-name="P9">when attempting to inject a null voyage into the leg factory</text:p>
      <text:p text:style-name="P9">» should throw a null argument exception</text:p>
      <text:p text:style-name="P9">» should throw an invariant violated exception message</text:p>
      <text:p text:style-name="P9"/>
      <text:p text:style-name="P9"/>
      <text:p text:style-name="P9">2 passed, 0 failed, 0 skipped, took 0,79 seconds (Machine.Specifications 0.3.0).</text:p>
      <text:p text:style-name="P1"/>
      <text:p text:style-name="P1">Podemos darnos por satisfechos.</text:p>
      <text:p text:style-name="P1"/>
      <text:p text:style-name="P1">Las restantes BDD_Specs son similares a esta.</text:p>
      <text:p text:style-name="P1"/>
      <text:p text:style-name="P2">DDD_Factory CargoAggregateFactory – Añadiendo LegFactory – Resultado final<text:span text:style-name="T1">:</text:span></text:p>
      <text:p text:style-name="P1"/>
      <text:p text:style-name="P1">En cuanto hemos satisfecho todas las BDD_Specs de las que hablabamos al principio del capitulo, no encontramos con que create_leg_using() tiene el siguiente aspecto:</text:p>
      <text:p text:style-name="P1"/>
      <text:p text:style-name="P15"><text:span text:style-name="T6">public</text:span><text:span text:style-name="T12"> </text:span><text:span text:style-name="T18">ILeg</text:span><text:span text:style-name="T12"> create_leg_using(</text:span></text:p>
      <text:p text:style-name="P15"><text:span text:style-name="T12"><text:s text:c="15"/></text:span><text:span text:style-name="T18">IVoyage</text:span><text:span text:style-name="T12"> the_voyage, </text:span></text:p>
      <text:p text:style-name="P15"><text:span text:style-name="T12"><text:s text:c="15"/></text:span><text:span text:style-name="T18">ILocation</text:span><text:span text:style-name="T12"> the_load_location, </text:span><text:span text:style-name="T18">ILocation</text:span><text:span text:style-name="T12"> the_unload_location, </text:span></text:p>
      <text:p text:style-name="P15"><text:span text:style-name="T12"><text:s text:c="15"/></text:span><text:span text:style-name="T18">IDate</text:span><text:span text:style-name="T12"> the_load_time, </text:span><text:span text:style-name="T18">IDate</text:span><text:span text:style-name="T12"> the_unload_time)</text:span></text:p>
      <text:p text:style-name="P6">{</text:p>
      <text:p text:style-name="P16"><text:span text:style-name="T10"><text:s text:c="4"/></text:span><text:span text:style-name="T5">if</text:span><text:span text:style-name="T10"> (the_voyage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voyage"</text:span><text:span text:style-name="T10">, </text:span></text:p>
      <text:p text:style-name="P16"><text:span text:style-name="T10"><text:s text:c="7"/></text:span><text:span text:style-name="T17">"Invariant Violated: a valid voyage is required in order to construct a leg."</text:span><text:span text:style-name="T10">);</text:span></text:p>
      <text:p text:style-name="P6"/>
      <text:p text:style-name="P16"><text:span text:style-name="T10"><text:s text:c="4"/></text:span><text:span text:style-name="T5">if</text:span><text:span text:style-name="T10"> (the_load_location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load_location"</text:span><text:span text:style-name="T10">, </text:span></text:p>
      <text:p text:style-name="P16"><text:span text:style-name="T10"><text:s text:c="7"/></text:span><text:span text:style-name="T17">"Invariant Violated: a valid load location is required in order to construct a </text:span></text:p>
      <text:p text:style-name="P16"><text:span text:style-name="T17"><text:s text:c="8"/>leg."</text:span><text:span text:style-name="T10">);</text:span></text:p>
      <text:p text:style-name="P6"/>
      <text:p text:style-name="P16"><text:span text:style-name="T10"><text:s text:c="4"/></text:span><text:span text:style-name="T5">if</text:span><text:span text:style-name="T10"> (the_unload_location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unload_location"</text:span><text:span text:style-name="T10">, </text:span></text:p>
      <text:p text:style-name="P16"><text:span text:style-name="T10"><text:s text:c="7"/></text:span><text:span text:style-name="T17">"Invariant Violated: a valid unload location is required in order to construct a </text:span></text:p>
      <text:p text:style-name="P16"><text:span text:style-name="T17"><text:s text:c="8"/>leg."</text:span><text:span text:style-name="T10">);</text:span></text:p>
      <text:p text:style-name="P6"/>
      <text:p text:style-name="P16"><text:span text:style-name="T10"><text:s text:c="4"/></text:span><text:span text:style-name="T5">if</text:span><text:span text:style-name="T10"> (the_load_time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load_time"</text:span><text:span text:style-name="T10">, </text:span></text:p>
      <text:p text:style-name="P16"><text:span text:style-name="T10"><text:s text:c="7"/></text:span><text:span text:style-name="T17">"Invariant Violated: a valid load time is required in order to construct a </text:span></text:p>
      <text:p text:style-name="P16"><text:span text:style-name="T17"><text:s text:c="8"/>leg."</text:span><text:span text:style-name="T10">);</text:span></text:p>
      <text:p text:style-name="P6"/>
      <text:p text:style-name="P16"><text:span text:style-name="T10"><text:s text:c="4"/></text:span><text:span text:style-name="T5">if</text:span><text:span text:style-name="T10"> (the_unload_time == </text:span><text:span text:style-name="T5">null</text:span><text:span text:style-name="T10">)</text:span></text:p>
      <text:p text:style-name="P16"><text:span text:style-name="T10"><text:s text:c="7"/></text:span><text:span text:style-name="T5">throw</text:span><text:span text:style-name="T10"> </text:span><text:span text:style-name="T5">new</text:span><text:span text:style-name="T10"> </text:span><text:span text:style-name="T23">ArgumentNullException</text:span><text:span text:style-name="T10">(</text:span><text:span text:style-name="T17">"the_unload_time"</text:span><text:span text:style-name="T10">, </text:span></text:p>
      <text:p text:style-name="P16"><text:span text:style-name="T10"><text:s text:c="7"/></text:span><text:span text:style-name="T17">"Invariant Violated: a valid unload time is required in order to construct a </text:span></text:p>
      <text:p text:style-name="P16"><text:span text:style-name="T17"><text:s text:c="8"/>leg."</text:span><text:span text:style-name="T10">);</text:span></text:p>
      <text:p text:style-name="P6"/>
      <text:p text:style-name="P16"><text:span text:style-name="T10"><text:s text:c="4"/></text:span><text:span text:style-name="T5">return</text:span><text:span text:style-name="T10"> </text:span><text:span text:style-name="T5">new</text:span><text:span text:style-name="T10"> </text:span><text:span text:style-name="T23">Leg</text:span><text:span text:style-name="T10">(the_voyage, the_load_location, the_unload_location, </text:span></text:p>
      <text:p text:style-name="P6"><text:s text:c="19"/>the_load_time, the_unload_time);</text:p>
      <text:p text:style-name="P6">}</text:p>
      <text:p text:style-name="P1"/>
      <text:p text:style-name="Standard"><text:span text:style-name="T2">La razon por la que mostramos esto, cuando en realidad no ofrece casi ninguna novedad a lo que vimos al implementar la BDD_Spec en el epigrafe anterior, es que, es imposible que </text:span><text:span text:style-name="T2">podamos defender que este codigo debia ir en el constructor. Un constructor con todo esto pide a gritos una DDD_Factory.</text:span></text:p>
      <text:p text:style-name="P1"/>
      <text:p text:style-name="P2"><text:soft-page-break/>DDD_Factory CargoAggregateFactory – Añadiendo LegFactory – Cambios y consecuencias<text:span text:style-name="T1">:</text:span></text:p>
      <text:p text:style-name="P1"/>
      <text:p text:style-name="P1">Ahora que ya tenemos nuestra factoria funcionando, debemos hacer los cambios necesarios para que sea usada donde proceda. Por lo tanto necesitamos que:</text:p>
      <text:p text:style-name="P1"/>
      <text:list xml:id="list30179484" text:style-name="L7">
        <text:list-item>
          <text:p text:style-name="P27">El constructor de Leg pase a ser internal.</text:p>
        </text:list-item>
        <text:list-item>
          <text:p text:style-name="P27">LegSpecs use la DDD_Factory en vez del constructor para crear los DDD_Value_Objects Leg.</text:p>
        </text:list-item>
      </text:list>
      <text:p text:style-name="P1"/>
      <text:p text:style-name="P1">El primer punto es trivial:</text:p>
      <text:p text:style-name="P1"/>
      <text:p text:style-name="P15"><text:span text:style-name="T6">internal</text:span><text:span text:style-name="T12"> Leg(</text:span><text:span text:style-name="T18">IVoyage</text:span><text:span text:style-name="T12"> the_voyage, </text:span></text:p>
      <text:p text:style-name="P15"><text:span text:style-name="T12"><text:s text:c="13"/></text:span><text:span text:style-name="T18">ILocation</text:span><text:span text:style-name="T12"> the_load_location, </text:span><text:span text:style-name="T18">ILocation</text:span><text:span text:style-name="T12"> the_unload_location, </text:span></text:p>
      <text:p text:style-name="P15"><text:span text:style-name="T12"><text:s text:c="13"/></text:span><text:span text:style-name="T18">IDate</text:span><text:span text:style-name="T12"> the_load_time, </text:span><text:span text:style-name="T18">IDate</text:span><text:span text:style-name="T12"> the_unload_time)</text:span></text:p>
      <text:p text:style-name="P6">{ (....) }</text:p>
      <text:p text:style-name="P1"/>
      <text:p text:style-name="P1">Pero ahora las llamadas al constructor desce LegSpecs no se encuentran en el ambito correcto debido al "internal", asi que nuestro codigo no compila, lo que nos lleva al punto dos.</text:p>
      <text:p text:style-name="P1"/>
      <text:p text:style-name="P1">Este es la version que tenemos ahora (la que no compila) de concern_for_leg:</text:p>
      <text:p text:style-name="P1"/>
      <text:p text:style-name="P15"><text:span text:style-name="T6">public</text:span><text:span text:style-name="T12"> </text:span><text:span text:style-name="T6">abstract</text:span><text:span text:style-name="T12"> </text:span><text:span text:style-name="T6">class</text:span><text:span text:style-name="T12"> </text:span><text:span text:style-name="T24">concern_for_leg</text:span><text:span text:style-name="T12"> : </text:span><text:span text:style-name="T24">Observes</text:span><text:span text:style-name="T12">&lt;</text:span><text:span text:style-name="T18">ILeg</text:span><text:span text:style-name="T12">, </text:span><text:span text:style-name="T24">Leg</text:span><text:span text:style-name="T12">&gt;</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8"/>the_injected_voyage = an&lt;</text:span><text:span text:style-name="T17">IVoyage</text:span><text:span text:style-name="T10">&gt;();</text:span></text:p>
      <text:p text:style-name="P16"><text:span text:style-name="T10"><text:s text:c="8"/>the_injected_load_location = an&lt;</text:span><text:span text:style-name="T17">ILocation</text:span><text:span text:style-name="T10">&gt;();</text:span></text:p>
      <text:p text:style-name="P16"><text:span text:style-name="T10"><text:s text:c="8"/>the_injected_unload_location = an&lt;</text:span><text:span text:style-name="T17">ILocation</text:span><text:span text:style-name="T10">&gt;();</text:span></text:p>
      <text:p text:style-name="P16"><text:span text:style-name="T10"><text:s text:c="8"/>the_injected_load_time = an&lt;</text:span><text:span text:style-name="T17">IDate</text:span><text:span text:style-name="T10">&gt;();</text:span></text:p>
      <text:p text:style-name="P16"><text:span text:style-name="T10"><text:s text:c="8"/>the_injected_unload_time = an&lt;</text:span><text:span text:style-name="T17">IDate</text:span><text:span text:style-name="T10">&gt;();</text:span></text:p>
      <text:p text:style-name="P6"/>
      <text:p text:style-name="P6"><text:s text:c="8"/>create_sut_using(() =&gt; </text:p>
      <text:p text:style-name="P16"><text:span text:style-name="T10"><text:s text:c="11"/></text:span><text:span text:style-name="T5">new</text:span><text:span text:style-name="T10"> </text:span><text:span text:style-name="T23">Leg</text:span><text:span text:style-name="T10">(the_injected_voyage, </text:span></text:p>
      <text:p text:style-name="P6"><text:s text:c="19"/>the_injected_load_location, the_injected_unload_location,</text:p>
      <text:p text:style-name="P6"><text:s text:c="19"/>the_injected_load_time, the_injected_unload_time));</text:p>
      <text:p text:style-name="P6"><text:s text:c="4"/>};</text:p>
      <text:p text:style-name="P6"/>
      <text:p text:style-name="P16"><text:span text:style-name="T10"><text:s text:c="4"/></text:span><text:span text:style-name="T5">protected</text:span><text:span text:style-name="T10"> </text:span><text:span text:style-name="T5">static</text:span><text:span text:style-name="T10"> </text:span><text:span text:style-name="T17">IVoyage</text:span><text:span text:style-name="T10"> the_injected_voyage;</text:span></text:p>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injected_load_location;</text:span></text:p>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injected_unload_location;</text:span></text:p>
      <text:p text:style-name="P16"><text:span text:style-name="T10"><text:s text:c="4"/></text:span><text:span text:style-name="T5">protected</text:span><text:span text:style-name="T10"> </text:span><text:span text:style-name="T5">static</text:span><text:span text:style-name="T10"> </text:span><text:span text:style-name="T17">IDate</text:span><text:span text:style-name="T10"> the_injected_load_time;</text:span></text:p>
      <text:p text:style-name="P16"><text:span text:style-name="T10"><text:s text:c="4"/></text:span><text:span text:style-name="T5">protected</text:span><text:span text:style-name="T10"> </text:span><text:span text:style-name="T5">static</text:span><text:span text:style-name="T10"> </text:span><text:span text:style-name="T17">IDate</text:span><text:span text:style-name="T10"> the_injected_unload_time;</text:span></text:p>
      <text:p text:style-name="P6">}</text:p>
      <text:p text:style-name="P1"/>
      <text:p text:style-name="P1">El problema esta en la llamada al constructor, que ahora debemos sustituir por la llamada a la DDD_Factory.</text:p>
      <text:p text:style-name="P1"/>
      <text:p text:style-name="P1">Por lo tanto basta con:</text:p>
      <text:p text:style-name="P1"/>
      <text:p text:style-name="P15"><text:span text:style-name="T6">public</text:span><text:span text:style-name="T12"> </text:span><text:span text:style-name="T6">abstract</text:span><text:span text:style-name="T12"> </text:span><text:span text:style-name="T6">class</text:span><text:span text:style-name="T12"> </text:span><text:span text:style-name="T24">concern_for_leg</text:span><text:span text:style-name="T12"> : </text:span><text:span text:style-name="T24">Observes</text:span><text:span text:style-name="T12">&lt;</text:span><text:span text:style-name="T18">ILeg</text:span><text:span text:style-name="T12">, </text:span><text:span text:style-name="T24">Leg</text:span><text:span text:style-name="T12">&gt;</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8"/>the_injected_voyage = an&lt;</text:span><text:span text:style-name="T17">IVoyage</text:span><text:span text:style-name="T10">&gt;();</text:span></text:p>
      <text:p text:style-name="P16"><text:span text:style-name="T10"><text:s text:c="8"/>the_injected_load_location = an&lt;</text:span><text:span text:style-name="T17">ILocation</text:span><text:span text:style-name="T10">&gt;();</text:span></text:p>
      <text:p text:style-name="P16"><text:span text:style-name="T10"><text:s text:c="8"/>the_injected_unload_location = an&lt;</text:span><text:span text:style-name="T17">ILocation</text:span><text:span text:style-name="T10">&gt;();</text:span></text:p>
      <text:p text:style-name="P16"><text:span text:style-name="T10"><text:s text:c="8"/>the_injected_load_time = an&lt;</text:span><text:span text:style-name="T17">IDate</text:span><text:span text:style-name="T10">&gt;();</text:span></text:p>
      <text:p text:style-name="P16"><text:span text:style-name="T10"><text:s text:c="8"/>the_injected_unload_time = an&lt;</text:span><text:span text:style-name="T17">IDate</text:span><text:span text:style-name="T10">&gt;();</text:span></text:p>
      <text:p text:style-name="P16"><text:span text:style-name="T10"><text:s text:c="8"/>the_leg_factory = </text:span><text:span text:style-name="T5">new</text:span><text:span text:style-name="T10"> </text:span><text:span text:style-name="T23">CargoAggregateFactory</text:span><text:span text:style-name="T10">();</text:span></text:p>
      <text:p text:style-name="P6"/>
      <text:p text:style-name="P6"><text:s text:c="8"/>create_sut_using(() =&gt; the_leg_factory.create_leg_using(</text:p>
      <text:p text:style-name="P16"><text:soft-page-break/><text:span text:style-name="T10"><text:s text:c="11"/></text:span><text:span text:style-name="T5"><text:s text:c="8"/></text:span><text:span text:style-name="T10">the_injected_voyage, </text:span></text:p>
      <text:p text:style-name="P6"><text:s text:c="19"/>the_injected_load_location, the_injected_unload_location,</text:p>
      <text:p text:style-name="P6"><text:s text:c="19"/>the_injected_load_time, the_injected_unload_time));</text:p>
      <text:p text:style-name="P6"><text:s text:c="4"/>};</text:p>
      <text:p text:style-name="P6"/>
      <text:p text:style-name="P6"><text:s text:c="4"/><text:span text:style-name="T4">protected</text:span> <text:span text:style-name="T4">static</text:span> <text:span text:style-name="T22">CargoAggregateFactory</text:span> the_leg_factory;</text:p>
      <text:p text:style-name="P16"><text:span text:style-name="T10"><text:s text:c="4"/></text:span><text:span text:style-name="T5">protected</text:span><text:span text:style-name="T10"> </text:span><text:span text:style-name="T5">static</text:span><text:span text:style-name="T10"> </text:span><text:span text:style-name="T17">IVoyage</text:span><text:span text:style-name="T10"> the_injected_voyage;</text:span></text:p>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injected_load_location;</text:span></text:p>
      <text:p text:style-name="P16"><text:span text:style-name="T10"><text:s text:c="4"/></text:span><text:span text:style-name="T5">protected</text:span><text:span text:style-name="T10"> </text:span><text:span text:style-name="T5">static</text:span><text:span text:style-name="T10"> </text:span><text:span text:style-name="T17">ILocation</text:span><text:span text:style-name="T10"> the_injected_unload_location;</text:span></text:p>
      <text:p text:style-name="P16"><text:span text:style-name="T10"><text:s text:c="4"/></text:span><text:span text:style-name="T5">protected</text:span><text:span text:style-name="T10"> </text:span><text:span text:style-name="T5">static</text:span><text:span text:style-name="T10"> </text:span><text:span text:style-name="T17">IDate</text:span><text:span text:style-name="T10"> the_injected_load_time;</text:span></text:p>
      <text:p text:style-name="P16"><text:span text:style-name="T10"><text:s text:c="4"/></text:span><text:span text:style-name="T5">protected</text:span><text:span text:style-name="T10"> </text:span><text:span text:style-name="T5">static</text:span><text:span text:style-name="T10"> </text:span><text:span text:style-name="T17">IDate</text:span><text:span text:style-name="T10"> the_injected_unload_time;</text:span></text:p>
      <text:p text:style-name="P6">}</text:p>
      <text:p text:style-name="P1"/>
      <text:p text:style-name="P1">Pero con esto no basta, ya que en algunos de las BDD_Specs de LegSpecs, creamos otros objetos de tipo ILeg, para comparaciones, ...</text:p>
      <text:p text:style-name="P1"/>
      <text:p text:style-name="P1">Por lo tanto tambien debemos sustituir esas llamadas (en concreto, hay cuatro) al constructor por llamadas a la factoria. Puesto que son todas iguales, mostramos a modo de ejemplo el antes y despues de una de ellas:</text:p>
      <text:p text:style-name="P1"/>
      <text:p text:style-name="P12">ANTES</text:p>
      <text:p text:style-name="P12"/>
      <text:p text:style-name="P15"><text:span text:style-name="T6">public</text:span><text:span text:style-name="T12"> </text:span><text:span text:style-name="T6">class</text:span><text:span text:style-name="T12"> </text:span><text:span text:style-name="T24">when_comparing_two_legs_with_the_same_attributes</text:span><text:span text:style-name="T12"> : </text:span><text:span text:style-name="T24">concern_for_leg</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6"/>the_other_leg = </text:span><text:span text:style-name="T5">new</text:span><text:span text:style-name="T10"> </text:span><text:span text:style-name="T23">Leg</text:span><text:span text:style-name="T10">(the_injected_voyage, </text:span></text:p>
      <text:p text:style-name="P6"><text:s text:c="30"/>the_injected_load_location, the_injected_unload_location,</text:p>
      <text:p text:style-name="P6"><text:s text:c="30"/>the_injected_load_time, the_injected_unload_time);</text:p>
      <text:p text:style-name="P6"><text:s text:c="8"/>(....)</text:p>
      <text:p text:style-name="P6"><text:s text:c="4"/>}</text:p>
      <text:p text:style-name="P6">}</text:p>
      <text:p text:style-name="P6"/>
      <text:p text:style-name="P13">DESPUES</text:p>
      <text:p text:style-name="P14"/>
      <text:p text:style-name="P8"><text:span text:style-name="T9">public</text:span><text:span text:style-name="T33"> </text:span><text:span text:style-name="T9">class</text:span><text:span text:style-name="T33"> </text:span><text:span text:style-name="T27">when_comparing_two_legs_with_the_same_attributes</text:span><text:span text:style-name="T33"> : </text:span><text:span text:style-name="T27">concern_for_leg</text:span></text:p>
      <text:p text:style-name="P8">{</text:p>
      <text:p text:style-name="P19"><text:span text:style-name="T16"><text:s text:c="4"/></text:span><text:span text:style-name="T21">Establish</text:span><text:span text:style-name="T16"> context = () =&gt;</text:span></text:p>
      <text:p text:style-name="P8"><text:s text:c="4"/>{</text:p>
      <text:p text:style-name="P8"><text:s text:c="8"/>the_other_leg = the_leg_factory.create_leg_using(</text:p>
      <text:p text:style-name="P8"><text:s text:c="30"/>the_injected_voyage, </text:p>
      <text:p text:style-name="P8"><text:s text:c="30"/>the_injected_load_location, the_injected_unload_location,</text:p>
      <text:p text:style-name="P8"><text:s text:c="30"/>the_injected_load_time, the_injected_unload_time);</text:p>
      <text:p text:style-name="P6"><text:s text:c="8"/>(....)</text:p>
      <text:p text:style-name="P6"><text:s text:c="4"/>}</text:p>
      <text:p text:style-name="P6">}</text:p>
      <text:p text:style-name="P1"/>
      <text:p text:style-name="P1">Si ahora ejecutamos la suite de BDD_Specs obtenemos:</text:p>
      <text:p text:style-name="P1"/>
      <text:p text:style-name="P10">210 passed, 0 failed, 0 skipped, took 2,11 seconds (Machine.Specifications 0.3.0).</text:p>
      <text:p text:style-name="P1"/>
      <text:p text:style-name="P1">Por lo tanto podemos dar por finalizado este epigrafe.</text:p>
      <text:p text:style-name="P1"/>
      <text:p text:style-name="P2">DDD_Factory CargoAggregateFactory – Añadiendo LegFactory – Consideraciones Finales<text:span text:style-name="T1">:</text:span></text:p>
      <text:p text:style-name="P1"/>
      <text:p text:style-name="P1">Hay un par de cosas que no nos convencen del todo. Las BDD_Specs se cumplen, pero, tal y como adelantabamos durante la implementacion de la BDD_Spec, la DDD_Factory CargAggregateFactory podria ser mas expresiva, podria reflejar mejor nuestra intencion a traves de DDD_Revealing_Intention_Interfaces.</text:p>
      <text:p text:style-name="P1"/>
      <text:p text:style-name="P1">Vamos al asunto.</text:p>
      <text:p text:style-name="P1"/>
      <text:p text:style-name="P1"><text:soft-page-break/>¿Cual es la responsabilidad de la DDD_Factory CargoAggregateFactory?</text:p>
      <text:p text:style-name="P1"/>
      <text:p text:style-name="P1">La creacion de cualquier objeto que pertenezca al DDD_Aggregate Cargo a traves de su correspondiente interface. Siempre y cuando, el proceso de cracion de dicho objjeto sea demasiado complejo para ir en un constructor comun.</text:p>
      <text:p text:style-name="P1"/>
      <text:p text:style-name="P1">¿La DDD_Factory CargoAggregateFactory expresa claramente su intencion?</text:p>
      <text:p text:style-name="P1"/>
      <text:p text:style-name="P1">No. Ya que recordemos que su definicion es la siguiente:</text:p>
      <text:p text:style-name="P1"/>
      <text:p text:style-name="P17"><text:span text:style-name="T7">namespace</text:span><text:span text:style-name="T14"> dddsample.domain.model.cargo.aggregate</text:span></text:p>
      <text:p text:style-name="P6">{</text:p>
      <text:p text:style-name="P16"><text:span text:style-name="T10"><text:s text:c="4"/></text:span><text:span text:style-name="T5">public</text:span><text:span text:style-name="T10"> </text:span><text:span text:style-name="T5">class</text:span><text:span text:style-name="T10"> </text:span><text:span text:style-name="T23">CargoAggregateFactory</text:span><text:span text:style-name="T10"> { (....) }</text:span></text:p>
      <text:p text:style-name="P6">}</text:p>
      <text:p text:style-name="P1"/>
      <text:p text:style-name="P1">Es demasiado oscura. Atendiendo unicamente a su definicion, no acaba de quedar clara cual es su responsabilidad.</text:p>
      <text:p text:style-name="P1"/>
      <text:p text:style-name="P1">Aqui se nos plantearia la opcion de añadir una interface como IcargoAggregateFactory, de forma que tuviesemos:</text:p>
      <text:p text:style-name="P1"/>
      <text:p text:style-name="P17"><text:span text:style-name="T7">namespace</text:span><text:span text:style-name="T14"> dddsample.domain.model.cargo.aggregate</text:span></text:p>
      <text:p text:style-name="P6">{</text:p>
      <text:p text:style-name="P16"><text:span text:style-name="T10"><text:s text:c="4"/></text:span><text:span text:style-name="T5">public</text:span><text:span text:style-name="T10"> </text:span><text:span text:style-name="T5">class</text:span><text:span text:style-name="T10"> </text:span><text:span text:style-name="T23">CargoAggregateFactory</text:span><text:span text:style-name="T10"> : </text:span><text:span text:style-name="T17">ICargoAggregateFactory</text:span><text:span text:style-name="T10"> { (....) }</text:span></text:p>
      <text:p text:style-name="P6">}</text:p>
      <text:p text:style-name="P1"/>
      <text:p text:style-name="P1">Pero tampoco aclara demasiado su responsabilidad. Es decir, al menos ahora sabriamos que debe cumplir un contrato, pero no es exactamente lo que estamos buscando.</text:p>
      <text:p text:style-name="P1"/>
      <text:p text:style-name="P1">Nos parece hemos llegado a la situacion perfecta para introducir una aplicacion practica del principio DDD conocido como DDD_Intention_Revealing_Interfaces y de la I de los principios S.O.L.I.D (Interface Seggregation Principle)</text:p>
      <text:p text:style-name="P1"/>
      <text:p text:style-name="P1">Para ello obligaremos a CargoAggregateFactory a que implemente las dos interfaces siguientes:</text:p>
      <text:p text:style-name="P1"/>
      <text:p text:style-name="P17"><text:span text:style-name="T7">public</text:span><text:span text:style-name="T14"> </text:span><text:span text:style-name="T7">class</text:span><text:span text:style-name="T14"> </text:span><text:span text:style-name="T25">CargoAggregateFactory</text:span><text:span text:style-name="T14"> : </text:span><text:span text:style-name="T31">IRouteSpecificationFactory</text:span><text:span text:style-name="T14">, </text:span><text:span text:style-name="T31">ILegFactory</text:span></text:p>
      <text:p text:style-name="P6">{ (....) }</text:p>
      <text:p text:style-name="P1"/>
      <text:p text:style-name="P1">De esta forma, la intencion es muchisimo mas evidente y ademas estamos diciendo indirectamente que cualquier objeto del DDD_Aggregate Cargo:</text:p>
      <text:p text:style-name="P1"/>
      <text:list xml:id="list30174823" text:style-name="L8">
        <text:list-item>
          <text:p text:style-name="P28">Debe crearse aqui.</text:p>
        </text:list-item>
        <text:list-item>
          <text:p text:style-name="P28">Debe tener su propia interface que defina cuales son sus metodos de creacion.</text:p>
        </text:list-item>
      </text:list>
      <text:p text:style-name="P1"/>
      <text:p text:style-name="P1">Necesitamos arreglar el codigo rojo, para ello basta con:</text:p>
      <text:p text:style-name="P1"/>
      <text:p text:style-name="P15"><text:span text:style-name="T6">public</text:span><text:span text:style-name="T12"> </text:span><text:span text:style-name="T6">interface</text:span><text:span text:style-name="T12"> </text:span><text:span text:style-name="T18">ILegFactory</text:span><text:span text:style-name="T10"> {}</text:span></text:p>
      <text:p text:style-name="P6"/>
      <text:p text:style-name="P16"><text:span text:style-name="T5">public</text:span><text:span text:style-name="T10"> </text:span><text:span text:style-name="T5">interface</text:span><text:span text:style-name="T10"> </text:span><text:span text:style-name="T17">IRouteSpecificationFactory</text:span><text:span text:style-name="T10"> {}</text:span></text:p>
      <text:p text:style-name="P1"/>
      <text:p text:style-name="P1">Ahora debemos llenarlas de contenido. Por lo tanto:</text:p>
      <text:p text:style-name="P1"/>
      <text:p text:style-name="P17"><text:span text:style-name="T7">public</text:span><text:span text:style-name="T14"> </text:span><text:span text:style-name="T7">interface</text:span><text:span text:style-name="T14"> </text:span><text:span text:style-name="T19">ILegFactory</text:span></text:p>
      <text:p text:style-name="P6">{</text:p>
      <text:p text:style-name="P16"><text:span text:style-name="T10"><text:s text:c="4"/></text:span><text:span text:style-name="T17">ILeg</text:span><text:span text:style-name="T10"> create_leg_using(</text:span><text:span text:style-name="T17">IVoyage</text:span><text:span text:style-name="T10"> the_voyage, </text:span></text:p>
      <text:p text:style-name="P16"><text:span text:style-name="T10"><text:s text:c="26"/></text:span><text:span text:style-name="T17">ILocation</text:span><text:span text:style-name="T10"> the_load_location, </text:span><text:span text:style-name="T17">ILocation</text:span><text:span text:style-name="T10"> the_unload_location, </text:span></text:p>
      <text:p text:style-name="P16"><text:span text:style-name="T10"><text:s text:c="26"/></text:span><text:span text:style-name="T17">IDate</text:span><text:span text:style-name="T10"> the_load_time, </text:span><text:span text:style-name="T17">IDate</text:span><text:span text:style-name="T10"> the_unload_time);</text:span></text:p>
      <text:p text:style-name="P6">}</text:p>
      <text:p text:style-name="P6"/>
      <text:p text:style-name="P16"><text:span text:style-name="T5">public</text:span><text:span text:style-name="T10"> </text:span><text:span text:style-name="T5">interface</text:span><text:span text:style-name="T10"> </text:span><text:span text:style-name="T17">IRouteSpecificationFactory</text:span></text:p>
      <text:p text:style-name="P6">{</text:p>
      <text:p text:style-name="P16"><text:soft-page-break/><text:span text:style-name="T10"><text:s text:c="4"/></text:span><text:span text:style-name="T17">IRouteSpecification</text:span><text:span text:style-name="T10"> create_route_specification_using(</text:span></text:p>
      <text:p text:style-name="P16"><text:span text:style-name="T10"><text:s text:c="27"/></text:span><text:span text:style-name="T17">ILocation</text:span><text:span text:style-name="T10"> the_origin_location, </text:span></text:p>
      <text:p text:style-name="P16"><text:span text:style-name="T10"><text:s text:c="27"/></text:span><text:span text:style-name="T17">ILocation</text:span><text:span text:style-name="T10"> the_destination_location, </text:span></text:p>
      <text:p text:style-name="P16"><text:span text:style-name="T10"><text:s text:c="27"/></text:span><text:span text:style-name="T17">IDate</text:span><text:span text:style-name="T10"> the_arrival_deadline);</text:span></text:p>
      <text:p text:style-name="P6">}</text:p>
      <text:p text:style-name="P1"/>
      <text:p text:style-name="P1">Y esto si que ya cumple ISP en oposicion a una posible:</text:p>
      <text:p text:style-name="P1"/>
      <text:p text:style-name="P17"><text:span text:style-name="T7">public</text:span><text:span text:style-name="T14"> </text:span><text:span text:style-name="T7">interface</text:span><text:span text:style-name="T14"> </text:span><text:span text:style-name="T19">ICargoAggregateFactory</text:span></text:p>
      <text:p text:style-name="P6">{</text:p>
      <text:p text:style-name="P16"><text:span text:style-name="T10"><text:s text:c="4"/></text:span><text:span text:style-name="T17">ILeg</text:span><text:span text:style-name="T10"> create_leg_using(</text:span><text:span text:style-name="T17">IVoyage</text:span><text:span text:style-name="T10"> the_voyage, </text:span></text:p>
      <text:p text:style-name="P16"><text:span text:style-name="T10"><text:s text:c="26"/></text:span><text:span text:style-name="T17">ILocation</text:span><text:span text:style-name="T10"> the_load_location, </text:span><text:span text:style-name="T17">ILocation</text:span><text:span text:style-name="T10"> the_unload_location, </text:span></text:p>
      <text:p text:style-name="P16"><text:span text:style-name="T10"><text:s text:c="26"/></text:span><text:span text:style-name="T17">IDate</text:span><text:span text:style-name="T10"> the_load_time, </text:span><text:span text:style-name="T17">IDate</text:span><text:span text:style-name="T10"> the_unload_time);</text:span></text:p>
      <text:p text:style-name="P6"/>
      <text:p text:style-name="P16"><text:span text:style-name="T10"><text:s text:c="4"/></text:span><text:span text:style-name="T17">IRouteSpecification</text:span><text:span text:style-name="T10"> create_route_specification_using(</text:span></text:p>
      <text:p text:style-name="P16"><text:span text:style-name="T10"><text:s text:c="27"/></text:span><text:span text:style-name="T17">ILocation</text:span><text:span text:style-name="T10"> the_origin_location, </text:span></text:p>
      <text:p text:style-name="P16"><text:span text:style-name="T10"><text:s text:c="27"/></text:span><text:span text:style-name="T17">ILocation</text:span><text:span text:style-name="T10"> the_destination_location, </text:span></text:p>
      <text:p text:style-name="P16"><text:span text:style-name="T10"><text:s text:c="27"/></text:span><text:span text:style-name="T17">IDate</text:span><text:span text:style-name="T10"> the_arrival_deadline);</text:span></text:p>
      <text:p text:style-name="P6">}</text:p>
      <text:p text:style-name="P1"/>
      <text:p text:style-name="P1">Vamos por el buen camino. Nuestro sistema es mas flexible y mas expresivo.</text:p>
      <text:p text:style-name="P1"/>
      <text:p text:style-name="P1">Sin embargo aun hay algo que no nos acaba de gustar y es que, si bien queda claro a traves de nuestras BDD_Specs, cuales son las excepciones (violacion de invariantes) posibles cuando cumplimos tanto IlegFactory como IRouteSpecification, no queda tan claro (no de forma explicita al menos), como debemos crear una instancia correctamente.</text:p>
      <text:p text:style-name="P1"/>
      <text:p text:style-name="P1">Por esa razon, vamos a introducir una nueva BDD_Spec que creemos, deberia ayudar a paliar esta falta.</text:p>
      <text:p text:style-name="P1"/>
      <text:p text:style-name="P1">La definicion formal de la BDD_Spec es la siguiente:</text:p>
      <text:p text:style-name="P1"/>
      <text:p text:style-name="P10">When creating a leg through the factory</text:p>
      <text:p text:style-name="P9">» It should return an object that conforms the leg interface.</text:p>
      <text:p text:style-name="P1"/>
      <text:p text:style-name="P1">Y este seria el codigo de la misma:</text:p>
      <text:p text:style-name="P1"/>
      <text:p text:style-name="P15"><text:span text:style-name="T6">public</text:span><text:span text:style-name="T12"> </text:span><text:span text:style-name="T6">class</text:span><text:span text:style-name="T12"> </text:span><text:span text:style-name="T24">when_creating_a_leg_through_the_factory</text:span><text:span text:style-name="T12"> : </text:span><text:span text:style-name="T24">concern_for_leg_factory</text:span></text:p>
      <text:p text:style-name="P6">{</text:p>
      <text:p text:style-name="P16"><text:span text:style-name="T10"><text:s text:c="4"/></text:span><text:span text:style-name="T17">Establish</text:span><text:span text:style-name="T10"> context = () =&gt;</text:span></text:p>
      <text:p text:style-name="P6"><text:s text:c="4"/>{</text:p>
      <text:p text:style-name="P16"><text:span text:style-name="T10"><text:s text:c="8"/>the_injected_voyage = an&lt;</text:span><text:span text:style-name="T17">IVoyage</text:span><text:span text:style-name="T10">&gt;();</text:span></text:p>
      <text:p text:style-name="P16"><text:span text:style-name="T10"><text:s text:c="8"/>the_injected_load_location = an&lt;</text:span><text:span text:style-name="T17">ILocation</text:span><text:span text:style-name="T10">&gt;();</text:span></text:p>
      <text:p text:style-name="P16"><text:span text:style-name="T10"><text:s text:c="8"/>the_injected_unload_location = an&lt;</text:span><text:span text:style-name="T17">ILocation</text:span><text:span text:style-name="T10">&gt;();</text:span></text:p>
      <text:p text:style-name="P16"><text:span text:style-name="T10"><text:s text:c="8"/>the_injected_load_time = an&lt;</text:span><text:span text:style-name="T17">IDate</text:span><text:span text:style-name="T10">&gt;();</text:span></text:p>
      <text:p text:style-name="P16"><text:span text:style-name="T10"><text:s text:c="8"/>the_injected_unload_time = an&lt;</text:span><text:span text:style-name="T17">IDate</text:span><text:span text:style-name="T10">&gt;();</text:span></text:p>
      <text:p text:style-name="P6"><text:s text:c="4"/>};</text:p>
      <text:p text:style-name="P6"/>
      <text:p text:style-name="P16"><text:span text:style-name="T10"><text:s text:c="4"/></text:span><text:span text:style-name="T17">Because</text:span><text:span text:style-name="T10"> of = () =&gt; result = sut.create_leg_using(</text:span></text:p>
      <text:p text:style-name="P6"><text:s text:c="28"/>the_injected_voyage, </text:p>
      <text:p text:style-name="P6"><text:s text:c="28"/>the_injected_load_location, the_injected_unload_location,</text:p>
      <text:p text:style-name="P6"><text:s text:c="28"/>the_injected_load_time, the_injected_unload_time);</text:p>
      <text:p text:style-name="P6"/>
      <text:p text:style-name="P16"><text:span text:style-name="T10"><text:s text:c="4"/></text:span><text:span text:style-name="T17">It</text:span><text:span text:style-name="T10"> should_return_an_object_that_conforms_the_leg_interface = () =&gt; </text:span></text:p>
      <text:p text:style-name="P16"><text:span text:style-name="T10"><text:s text:c="7"/>result.ShouldBeAn&lt;</text:span><text:span text:style-name="T17">ILeg</text:span><text:span text:style-name="T10">&gt;();</text:span></text:p>
      <text:p text:style-name="P6"/>
      <text:p text:style-name="P16"><text:span text:style-name="T10"><text:s text:c="4"/></text:span><text:span text:style-name="T5">static</text:span><text:span text:style-name="T10"> </text:span><text:span text:style-name="T17">IVoyage</text:span><text:span text:style-name="T10"> the_injected_voyage;</text:span></text:p>
      <text:p text:style-name="P16"><text:span text:style-name="T10"><text:s text:c="4"/></text:span><text:span text:style-name="T5">static</text:span><text:span text:style-name="T10"> </text:span><text:span text:style-name="T17">ILocation</text:span><text:span text:style-name="T10"> the_injected_load_location;</text:span></text:p>
      <text:p text:style-name="P16"><text:span text:style-name="T10"><text:s text:c="4"/></text:span><text:span text:style-name="T5">static</text:span><text:span text:style-name="T10"> </text:span><text:span text:style-name="T17">ILocation</text:span><text:span text:style-name="T10"> the_injected_unload_location;</text:span></text:p>
      <text:p text:style-name="P16"><text:span text:style-name="T10"><text:s text:c="4"/></text:span><text:span text:style-name="T5">static</text:span><text:span text:style-name="T10"> </text:span><text:span text:style-name="T17">IDate</text:span><text:span text:style-name="T10"> the_injected_load_time;</text:span></text:p>
      <text:p text:style-name="P16"><text:span text:style-name="T10"><text:s text:c="4"/></text:span><text:span text:style-name="T5">static</text:span><text:span text:style-name="T10"> </text:span><text:span text:style-name="T17">IDate</text:span><text:span text:style-name="T10"> the_injected_unload_time;</text:span></text:p>
      <text:p text:style-name="P16"><text:span text:style-name="T10"><text:s text:c="4"/></text:span><text:span text:style-name="T5">static</text:span><text:span text:style-name="T10"> </text:span><text:span text:style-name="T17">ILeg</text:span><text:span text:style-name="T10"> result;</text:span></text:p>
      <text:p text:style-name="P6"><text:soft-page-break/>}</text:p>
      <text:p text:style-name="P1"/>
      <text:p text:style-name="P1">Esta vez la parte interesante esta en el bloque IT:</text:p>
      <text:p text:style-name="P1"/>
      <text:p text:style-name="P16"><text:span text:style-name="T12">result.ShouldBeAn&lt;</text:span><text:span text:style-name="T18">ILeg</text:span><text:span text:style-name="T12">&gt;();</text:span></text:p>
      <text:p text:style-name="Standard"/>
      <text:p text:style-name="P1">Pues es ahi precisamente donde explicitamos algo que ya sabiamos, pero que creemos debe ser subrayado; que estamos creando un DDD_Value_Object ILeg.</text:p>
      <text:p text:style-name="P1"/>
      <text:p text:style-name="P4">Como con toda BDD_Spec, necesitamos un fallo significativo. Hay varias formas de lograr esto, pero una de ellas seria sutituir en la linea anterior el tipo esperado por cualquier otro como por ejemplo una ILocation:</text:p>
      <text:p text:style-name="P4"/>
      <text:p text:style-name="P18"><text:span text:style-name="T12">result.Should</text:span><text:span text:style-name="T13">Not</text:span><text:span text:style-name="T12">BeOfType(</text:span><text:span text:style-name="T6">typeof</text:span><text:span text:style-name="T12">(</text:span><text:span text:style-name="T18">ILocation</text:span><text:span text:style-name="T12">));</text:span></text:p>
      <text:p text:style-name="P1"/>
      <text:p text:style-name="P1">Si ejecutamos la BDD_Spec ahora, obtendremos nuestro fallo:</text:p>
      <text:p text:style-name="P1"/>
      <text:p text:style-name="P10">------ Test started: Assembly: dddsample.specs.dll ------</text:p>
      <text:p text:style-name="P9"/>
      <text:p text:style-name="P9">when creating a leg through the factory</text:p>
      <text:p text:style-name="P9">» should return an object that conforms the leg interface (FAIL)</text:p>
      <text:p text:style-name="P9"/>
      <text:p text:style-name="P9">Test 'should return an object that conforms the leg interface' failed:</text:p>
      <text:p text:style-name="P9"><text:tab/>Machine.Specifications.SpecificationException: Should be of type dddsample.domain.model.location.aggregate.ILocation but is of type dddsample.domain.model.cargo.aggregate.Leg</text:p>
      <text:p text:style-name="P9"/>
      <text:p text:style-name="P9">(....)</text:p>
      <text:p text:style-name="P9"/>
      <text:p text:style-name="P9">0 passed, 1 failed, 0 skipped, took 0,82 seconds (Machine.Specifications 0.3.0).</text:p>
      <text:p text:style-name="P1"/>
      <text:p text:style-name="P1">Que es lo que buscabamos, o casi, ya que debemos fijarnos que el tipo esperado es:</text:p>
      <text:p text:style-name="P1"/>
      <text:p text:style-name="P11">dddsample.domain.model.cargo.aggregate.Leg</text:p>
      <text:p text:style-name="P1"/>
      <text:p text:style-name="P1">y no:</text:p>
      <text:p text:style-name="P1"/>
      <text:p text:style-name="P9"><text:span text:style-name="T33">dddsample.domain.model.cargo.aggregate.</text:span><text:span text:style-name="T34">I</text:span><text:span text:style-name="T33">Leg</text:span></text:p>
      <text:p text:style-name="P1"/>
      <text:p text:style-name="P1">Es decir, el tipo concreto es Leg no ILeg.</text:p>
      <text:p text:style-name="P1"/>
      <text:p text:style-name="P1">Pese a este nimio contratiempo, creemos firmemente que esta BDD_Spec sigue siendo necesaria.</text:p>
      <text:p text:style-name="P1"/>
      <text:p text:style-name="P1">Necesitamos que pase, asi que si ejecutamos la BDD_Spec con el codigo original obtenemos:</text:p>
      <text:p text:style-name="P1"/>
      <text:p text:style-name="P10">------ Test started: Assembly: dddsample.specs.dll ------</text:p>
      <text:p text:style-name="P9"/>
      <text:p text:style-name="P9">when creating a leg through the factory</text:p>
      <text:p text:style-name="P9">» should return an object that conforms the leg interface</text:p>
      <text:p text:style-name="P9"/>
      <text:p text:style-name="P9"/>
      <text:p text:style-name="P9">1 passed, 0 failed, 0 skipped, took 1,12 seconds (Machine.Specifications 0.3.0).</text:p>
      <text:p text:style-name="P1"/>
      <text:p text:style-name="P1">Que era lo que esperabamos.</text:p>
      <text:p text:style-name="P1"/>
      <text:p text:style-name="P1">Por lo tanto ahora ya hemos explicitado como se crea una ILeg a traves de la DDD_Factory.</text:p>
      <text:p text:style-name="P1"/>
      <text:p text:style-name="P1">El proceso para crear una RouteSpecification a traves de la DDD_Factory es analogo por lo que no lo mostraremos aqui, pero recuerda que el codigo fuente es tu amigo.</text:p>
      <text:p text:style-name="P1"/>
      <text:p text:style-name="P2">DDD_Factory CargoAggregateFactory – Añadiendo LegFactory – Una ultima mejora en su uso<text:span text:style-name="T1">:</text:span></text:p>
      <text:p text:style-name="P2"><text:span text:style-name="T1"/></text:p>
      <text:p text:style-name="P2"><text:soft-page-break/><text:span text:style-name="T1">Reflexionemos por un instante sobre el codigo siguiente:</text:span></text:p>
      <text:p text:style-name="P2"><text:span text:style-name="T1"/></text:p>
      <text:p text:style-name="P17"><text:span text:style-name="T7">public</text:span><text:span text:style-name="T14"> </text:span><text:span text:style-name="T7">abstract</text:span><text:span text:style-name="T14"> </text:span><text:span text:style-name="T7">class</text:span><text:span text:style-name="T14"> </text:span><text:span text:style-name="T25">concern_for_leg</text:span><text:span text:style-name="T14"> : </text:span><text:span text:style-name="T25">Observes</text:span><text:span text:style-name="T14">&lt;</text:span><text:span text:style-name="T19">ILeg</text:span><text:span text:style-name="T14">, </text:span><text:span text:style-name="T25">Leg</text:span><text:span text:style-name="T14">&gt;</text:span></text:p>
      <text:p text:style-name="P32">{</text:p>
      <text:p text:style-name="P35"><text:span text:style-name="T10"><text:s text:c="4"/></text:span><text:span text:style-name="T17">Establish</text:span><text:span text:style-name="T10"> context = () =&gt;</text:span></text:p>
      <text:p text:style-name="P32"><text:s text:c="4"/>{</text:p>
      <text:p text:style-name="P35"><text:span text:style-name="T10"><text:s text:c="8"/>the_injected_voyage = an&lt;</text:span><text:span text:style-name="T17">IVoyage</text:span><text:span text:style-name="T10">&gt;();</text:span></text:p>
      <text:p text:style-name="P35"><text:span text:style-name="T10"><text:s text:c="8"/>the_injected_load_location = an&lt;</text:span><text:span text:style-name="T17">ILocation</text:span><text:span text:style-name="T10">&gt;();</text:span></text:p>
      <text:p text:style-name="P35"><text:span text:style-name="T10"><text:s text:c="8"/>the_injected_unload_location = an&lt;</text:span><text:span text:style-name="T17">ILocation</text:span><text:span text:style-name="T10">&gt;();</text:span></text:p>
      <text:p text:style-name="P35"><text:span text:style-name="T10"><text:s text:c="8"/>the_injected_load_time = an&lt;</text:span><text:span text:style-name="T17">IDate</text:span><text:span text:style-name="T10">&gt;();</text:span></text:p>
      <text:p text:style-name="P35"><text:span text:style-name="T10"><text:s text:c="8"/>the_injected_unload_time = an&lt;</text:span><text:span text:style-name="T17">IDate</text:span><text:span text:style-name="T10">&gt;();</text:span></text:p>
      <text:p text:style-name="P35"><text:span text:style-name="T10"><text:s text:c="8"/>the_leg_factory = </text:span><text:span text:style-name="T5">new</text:span><text:span text:style-name="T10"> </text:span><text:span text:style-name="T23">CargoAggregateFactory</text:span><text:span text:style-name="T10">();</text:span></text:p>
      <text:p text:style-name="P32"/>
      <text:p text:style-name="P32"><text:s text:c="8"/>create_sut_using(() =&gt; </text:p>
      <text:p text:style-name="P32"><text:s text:c="10"/>the_leg_factory</text:p>
      <text:p text:style-name="P32"><text:s text:c="12"/>.create_leg_using(the_injected_voyage, </text:p>
      <text:p text:style-name="P32"><text:s text:c="30"/>the_injected_load_location, the_injected_unload_location,</text:p>
      <text:p text:style-name="P32"><text:s text:c="30"/>the_injected_load_time, the_injected_unload_time));</text:p>
      <text:p text:style-name="P32"><text:s text:c="4"/>};</text:p>
      <text:p text:style-name="P32"/>
      <text:p text:style-name="P35"><text:span text:style-name="T10"><text:s text:c="4"/></text:span><text:span text:style-name="T5">protected</text:span><text:span text:style-name="T10"> </text:span><text:span text:style-name="T5">static</text:span><text:span text:style-name="T10"> </text:span><text:span text:style-name="T17">IVoyage</text:span><text:span text:style-name="T10"> the_injected_voyage;</text:span></text:p>
      <text:p text:style-name="P35"><text:span text:style-name="T10"><text:s text:c="4"/></text:span><text:span text:style-name="T5">protected</text:span><text:span text:style-name="T10"> </text:span><text:span text:style-name="T5">static</text:span><text:span text:style-name="T10"> </text:span><text:span text:style-name="T17">ILocation</text:span><text:span text:style-name="T10"> the_injected_load_location;</text:span></text:p>
      <text:p text:style-name="P35"><text:span text:style-name="T10"><text:s text:c="4"/></text:span><text:span text:style-name="T5">protected</text:span><text:span text:style-name="T10"> </text:span><text:span text:style-name="T5">static</text:span><text:span text:style-name="T10"> </text:span><text:span text:style-name="T17">ILocation</text:span><text:span text:style-name="T10"> the_injected_unload_location;</text:span></text:p>
      <text:p text:style-name="P35"><text:span text:style-name="T10"><text:s text:c="4"/></text:span><text:span text:style-name="T5">protected</text:span><text:span text:style-name="T10"> </text:span><text:span text:style-name="T5">static</text:span><text:span text:style-name="T10"> </text:span><text:span text:style-name="T17">IDate</text:span><text:span text:style-name="T10"> the_injected_load_time;</text:span></text:p>
      <text:p text:style-name="P35"><text:span text:style-name="T10"><text:s text:c="4"/></text:span><text:span text:style-name="T5">protected</text:span><text:span text:style-name="T10"> </text:span><text:span text:style-name="T5">static</text:span><text:span text:style-name="T10"> </text:span><text:span text:style-name="T17">IDate</text:span><text:span text:style-name="T10"> the_injected_unload_time;</text:span></text:p>
      <text:p text:style-name="P35"><text:span text:style-name="T10"><text:s text:c="4"/></text:span><text:span text:style-name="T5">protected</text:span><text:span text:style-name="T10"> </text:span><text:span text:style-name="T5">static</text:span><text:span text:style-name="T10"> </text:span><text:span text:style-name="T23">CargoAggregateFactory</text:span><text:span text:style-name="T10"> the_leg_factory;</text:span></text:p>
      <text:p text:style-name="P32">}</text:p>
      <text:p text:style-name="P2"><text:span text:style-name="T1"/></text:p>
      <text:p text:style-name="P2"><text:span text:style-name="T1">En concreto estamos interesados en esta linea:</text:span></text:p>
      <text:p text:style-name="P2"><text:span text:style-name="T1"/></text:p>
      <text:p text:style-name="P37"><text:span text:style-name="T7">protected</text:span><text:span text:style-name="T14"> </text:span><text:span text:style-name="T7">static</text:span><text:span text:style-name="T14"> </text:span><text:span text:style-name="T25">CargoAggregateFactory</text:span><text:span text:style-name="T14"> the_leg_factory;</text:span></text:p>
      <text:p text:style-name="P2"><text:span text:style-name="T1"/></text:p>
      <text:p text:style-name="P2"><text:span text:style-name="T1">Esta era la unica solucion cuando CargoAggregateFactory estaba definida de la siguiente forma:</text:span></text:p>
      <text:p text:style-name="P2"><text:span text:style-name="T1"/></text:p>
      <text:p text:style-name="P17"><text:span text:style-name="T7">namespace</text:span><text:span text:style-name="T14"> dddsample.domain.model.cargo.aggregate</text:span></text:p>
      <text:p text:style-name="P6">{</text:p>
      <text:p text:style-name="P16"><text:span text:style-name="T10"><text:s text:c="4"/></text:span><text:span text:style-name="T5">public</text:span><text:span text:style-name="T10"> </text:span><text:span text:style-name="T5">class</text:span><text:span text:style-name="T10"> </text:span><text:span text:style-name="T23">CargoAggregateFactory</text:span><text:span text:style-name="T10"> { (....) }</text:span></text:p>
      <text:p text:style-name="P30"><text:span text:style-name="T1">}</text:span></text:p>
      <text:p text:style-name="P2"><text:span text:style-name="T1"/></text:p>
      <text:p text:style-name="P2"><text:span text:style-name="T1">Pero recordemos que con las mejoras que hemos relizado a traves del ISP y el DDD_Intention_Revealing_Interfaces, ahora esta definida de la siguiente forma:</text:span></text:p>
      <text:p text:style-name="P2"><text:span text:style-name="T1"/></text:p>
      <text:p text:style-name="P17"><text:span text:style-name="T7">public</text:span><text:span text:style-name="T14"> </text:span><text:span text:style-name="T7">class</text:span><text:span text:style-name="T14"> </text:span><text:span text:style-name="T25">CargoAggregateFactory</text:span><text:span text:style-name="T14"> : </text:span><text:span text:style-name="T19">IRouteSpecificationFactory</text:span><text:span text:style-name="T14">, </text:span><text:span text:style-name="T19">ILegFactory</text:span><text:span text:style-name="T14"> { (....) }</text:span></text:p>
      <text:p text:style-name="P2"><text:span text:style-name="T1"/></text:p>
      <text:p text:style-name="P2"><text:span text:style-name="T1">Por lo tanto ya no tenemos la obligacion de declarar "the_leg_factory" como un tipo concreto ("CargoAggregateFactory"), sino que podemos definirlo como la interface que cumple, es decir:</text:span></text:p>
      <text:p text:style-name="P2"><text:span text:style-name="T1"/></text:p>
      <text:p text:style-name="P17"><text:span text:style-name="T7">protected</text:span><text:span text:style-name="T14"> </text:span><text:span text:style-name="T7">static</text:span><text:span text:style-name="T14"> </text:span><text:span text:style-name="T19">ILegFactory</text:span><text:span text:style-name="T14"> the_leg_factory;</text:span></text:p>
      <text:p text:style-name="P2"><text:span text:style-name="T1"/></text:p>
      <text:p text:style-name="P2"><text:span text:style-name="T1">Recordemos que esta otra linea no cambia y sigue siendo valida:</text:span></text:p>
      <text:p text:style-name="P2"><text:span text:style-name="T1"/></text:p>
      <text:p text:style-name="P37"><text:span text:style-name="T14">the_leg_factory = </text:span><text:span text:style-name="T7">new</text:span><text:span text:style-name="T14"> </text:span><text:span text:style-name="T25">CargoAggregateFactory</text:span><text:span text:style-name="T14">();</text:span></text:p>
      <text:p text:style-name="P2"><text:span text:style-name="T1"/></text:p>
      <text:p text:style-name="P2"><text:span text:style-name="T1">Si ejecutamos las BDD_Specs, tras este cambio, comprobaremos que no hemos roto nada:</text:span></text:p>
      <text:p text:style-name="P2"><text:span text:style-name="T1"/></text:p>
      <text:p text:style-name="P38"><text:span text:style-name="T1">246 passed, 0 failed, 0 skipped, took 3,62 seconds (Machine.Specifications 0.3.0).</text:span></text:p>
      <text:p text:style-name="P2"><text:span text:style-name="T1"/></text:p>
      <text:p text:style-name="P2"><text:span text:style-name="T1">Por lo tanto, este pequeño cambio hace que nuestro codigo ea mas flexible y ademas ayuda a la comprension del mismo puesto que nos indica que CargoAggregateFactory implementa IlegFactory.</text:span></text:p>
      <text:p text:style-name="P2"><text:soft-page-break/><text:span text:style-name="T1"/></text:p>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2H23M34S</meta:editing-duration>
    <meta:editing-cycles>52</meta:editing-cycles>
    <meta:generator>OpenOffice.org/3.2$Win32 OpenOffice.org_project/320m18$Build-9502</meta:generator>
    <dc:date>2010-07-01T10:23:45.43</dc:date>
    <meta:document-statistic meta:table-count="0" meta:image-count="0" meta:object-count="0" meta:page-count="15" meta:paragraph-count="526" meta:word-count="3801" meta:character-count="32744"/>
    <meta:user-defined meta:name="Info 1"/>
    <meta:user-defined meta:name="Info 2"/>
    <meta:user-defined meta:name="Info 3"/>
    <meta:user-defined meta:name="Info 4"/>
  </office:meta>
</office:document-meta>
</file>